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Courier New" svg:font-family="'Courier New'" style:font-family-generic="modern" style:font-pitch="fixed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áblázat19" style:family="table">
      <style:table-properties style:width="9.204cm" table:align="margins" style:may-break-between-rows="false"/>
    </style:style>
    <style:style style:name="Táblázat19.A" style:family="table-column">
      <style:table-column-properties style:column-width="0.416cm" style:rel-column-width="2969*"/>
    </style:style>
    <style:style style:name="Táblázat19.B" style:family="table-column">
      <style:table-column-properties style:column-width="0.418cm" style:rel-column-width="2982*"/>
    </style:style>
    <style:style style:name="Táblázat19.O" style:family="table-column">
      <style:table-column-properties style:column-width="0.439cm" style:rel-column-width="3126*"/>
    </style:style>
    <style:style style:name="Táblázat19.P" style:family="table-column">
      <style:table-column-properties style:column-width="0.399cm" style:rel-column-width="2837*"/>
    </style:style>
    <style:style style:name="Táblázat19.V" style:family="table-column">
      <style:table-column-properties style:column-width="0.411cm" style:rel-column-width="2927*"/>
    </style:style>
    <style:style style:name="Táblázat19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9.P1" style:family="table-cell">
      <style:table-cell-properties fo:padding="0.101cm" fo:border="0.05pt solid #000000"/>
    </style:style>
    <style:style style:name="Táblázat19.2" style:family="table-row">
      <style:table-row-properties style:min-row-height="0.508cm"/>
    </style:style>
    <style:style style:name="Táblázat19.A2" style:family="table-cell">
      <style:table-cell-properties fo:background-color="#9999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áblázat19.E2" style:family="table-cell">
      <style:table-cell-properties fo:background-color="transparent" fo:padding="0.101cm" fo:border-left="2.5pt solid #000000" fo:border-right="none" fo:border-top="0.05pt solid #000000" fo:border-bottom="0.05pt solid #000000">
        <style:background-image/>
      </style:table-cell-properties>
    </style:style>
    <style:style style:name="Táblázat19.F2" style:family="table-cell">
      <style:table-cell-properties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áblázat19.O2" style:family="table-cell">
      <style:table-cell-properties fo:padding="0.101cm" fo:border-left="2.5pt solid #000000" fo:border-right="none" fo:border-top="0.05pt solid #000000" fo:border-bottom="0.05pt solid #000000"/>
    </style:style>
    <style:style style:name="Táblázat19.V2" style:family="table-cell">
      <style:table-cell-properties fo:background-color="transparent" fo:padding="0.101cm" fo:border="0.05pt solid #000000">
        <style:background-image/>
      </style:table-cell-properties>
    </style:style>
    <style:style style:name="Táblázat19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0" style:family="table">
      <style:table-properties style:width="9.098cm" table:align="margins" style:may-break-between-rows="false"/>
    </style:style>
    <style:style style:name="Táblázat20.A" style:family="table-column">
      <style:table-column-properties style:column-width="3.464cm" style:rel-column-width="24950*"/>
    </style:style>
    <style:style style:name="Táblázat20.B" style:family="table-column">
      <style:table-column-properties style:column-width="1.085cm" style:rel-column-width="7817*"/>
    </style:style>
    <style:style style:name="Táblázat20.D" style:family="table-column">
      <style:table-column-properties style:column-width="1.085cm" style:rel-column-width="7818*"/>
    </style:style>
    <style:style style:name="Táblázat20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20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20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2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3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4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6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0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0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0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1" style:family="table">
      <style:table-properties style:width="9.098cm" table:align="margins" style:may-break-between-rows="false"/>
    </style:style>
    <style:style style:name="Táblázat21.A" style:family="table-column">
      <style:table-column-properties style:column-width="9.098cm" style:rel-column-width="65535*"/>
    </style:style>
    <style:style style:name="Táblázat21.A1" style:family="table-cell">
      <style:table-cell-properties fo:padding="0cm" fo:border="0.05pt solid #000000"/>
    </style:style>
    <style:style style:name="Táblázat21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" style:family="table">
      <style:table-properties style:width="9.204cm" table:align="margins" style:may-break-between-rows="false"/>
    </style:style>
    <style:style style:name="Táblázat1.A" style:family="table-column">
      <style:table-column-properties style:column-width="0.416cm" style:rel-column-width="2969*"/>
    </style:style>
    <style:style style:name="Táblázat1.B" style:family="table-column">
      <style:table-column-properties style:column-width="0.418cm" style:rel-column-width="2982*"/>
    </style:style>
    <style:style style:name="Táblázat1.O" style:family="table-column">
      <style:table-column-properties style:column-width="0.439cm" style:rel-column-width="3126*"/>
    </style:style>
    <style:style style:name="Táblázat1.P" style:family="table-column">
      <style:table-column-properties style:column-width="0.399cm" style:rel-column-width="2837*"/>
    </style:style>
    <style:style style:name="Táblázat1.V" style:family="table-column">
      <style:table-column-properties style:column-width="0.411cm" style:rel-column-width="2927*"/>
    </style:style>
    <style:style style:name="Táblázat1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101cm" fo:border="0.05pt solid #000000"/>
    </style:style>
    <style:style style:name="Táblázat1.2" style:family="table-row">
      <style:table-row-properties style:min-row-height="0.508cm"/>
    </style:style>
    <style:style style:name="Táblázat1.A2" style:family="table-cell">
      <style:table-cell-properties fo:background-color="#9999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áblázat1.E2" style:family="table-cell">
      <style:table-cell-properties fo:background-color="transparent" fo:padding="0.101cm" fo:border-left="2.5pt solid #000000" fo:border-right="none" fo:border-top="0.05pt solid #000000" fo:border-bottom="0.05pt solid #000000">
        <style:background-image/>
      </style:table-cell-properties>
    </style:style>
    <style:style style:name="Táblázat1.F2" style:family="table-cell">
      <style:table-cell-properties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áblázat1.O2" style:family="table-cell">
      <style:table-cell-properties fo:padding="0.101cm" fo:border-left="2.5pt solid #000000" fo:border-right="none" fo:border-top="0.05pt solid #000000" fo:border-bottom="0.05pt solid #000000"/>
    </style:style>
    <style:style style:name="Táblázat1.V2" style:family="table-cell">
      <style:table-cell-properties fo:background-color="transparent" fo:padding="0.101cm" fo:border="0.05pt solid #000000">
        <style:background-image/>
      </style:table-cell-properties>
    </style:style>
    <style:style style:name="Táblázat1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" style:family="table">
      <style:table-properties style:width="9.098cm" table:align="margins" style:may-break-between-rows="false"/>
    </style:style>
    <style:style style:name="Táblázat2.A" style:family="table-column">
      <style:table-column-properties style:column-width="3.464cm" style:rel-column-width="24950*"/>
    </style:style>
    <style:style style:name="Táblázat2.B" style:family="table-column">
      <style:table-column-properties style:column-width="1.085cm" style:rel-column-width="7817*"/>
    </style:style>
    <style:style style:name="Táblázat2.D" style:family="table-column">
      <style:table-column-properties style:column-width="1.085cm" style:rel-column-width="7818*"/>
    </style:style>
    <style:style style:name="Táblázat2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2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5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6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3" style:family="table">
      <style:table-properties style:width="9.098cm" table:align="margins" style:may-break-between-rows="false"/>
    </style:style>
    <style:style style:name="Táblázat3.A" style:family="table-column">
      <style:table-column-properties style:column-width="9.098cm" style:rel-column-width="65535*"/>
    </style:style>
    <style:style style:name="Táblázat3.A1" style:family="table-cell">
      <style:table-cell-properties fo:padding="0cm" fo:border="0.05pt solid #000000"/>
    </style:style>
    <style:style style:name="Táblázat3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4" style:family="table">
      <style:table-properties style:width="9.204cm" table:align="margins" style:may-break-between-rows="false"/>
    </style:style>
    <style:style style:name="Táblázat4.A" style:family="table-column">
      <style:table-column-properties style:column-width="0.416cm" style:rel-column-width="2969*"/>
    </style:style>
    <style:style style:name="Táblázat4.B" style:family="table-column">
      <style:table-column-properties style:column-width="0.418cm" style:rel-column-width="2982*"/>
    </style:style>
    <style:style style:name="Táblázat4.O" style:family="table-column">
      <style:table-column-properties style:column-width="0.439cm" style:rel-column-width="3126*"/>
    </style:style>
    <style:style style:name="Táblázat4.P" style:family="table-column">
      <style:table-column-properties style:column-width="0.399cm" style:rel-column-width="2837*"/>
    </style:style>
    <style:style style:name="Táblázat4.V" style:family="table-column">
      <style:table-column-properties style:column-width="0.411cm" style:rel-column-width="2927*"/>
    </style:style>
    <style:style style:name="Táblázat4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101cm" fo:border="0.05pt solid #000000"/>
    </style:style>
    <style:style style:name="Táblázat4.2" style:family="table-row">
      <style:table-row-properties style:min-row-height="0.508cm"/>
    </style:style>
    <style:style style:name="Táblázat4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4.I2" style:family="table-cell">
      <style:table-cell-properties fo:padding="0.101cm" fo:border-left="2.5pt solid #000000" fo:border-right="none" fo:border-top="none" fo:border-bottom="0.05pt solid #000000"/>
    </style:style>
    <style:style style:name="Táblázat4.J2" style:family="table-cell">
      <style:table-cell-properties fo:padding="0.101cm" fo:border-left="0.05pt solid #000000" fo:border-right="none" fo:border-top="none" fo:border-bottom="0.05pt solid #000000"/>
    </style:style>
    <style:style style:name="Táblázat4.K2" style:family="table-cell">
      <style:table-cell-properties fo:padding="0.101cm" fo:border-left="0.05pt solid #000000" fo:border-right="none" fo:border-top="none" fo:border-bottom="0.05pt solid #000000"/>
    </style:style>
    <style:style style:name="Táblázat4.L2" style:family="table-cell">
      <style:table-cell-properties fo:padding="0.101cm" fo:border-left="0.05pt solid #000000" fo:border-right="none" fo:border-top="none" fo:border-bottom="0.05pt solid #000000"/>
    </style:style>
    <style:style style:name="Táblázat4.M2" style:family="table-cell">
      <style:table-cell-properties fo:padding="0.101cm" fo:border-left="2.5pt solid #000000" fo:border-right="none" fo:border-top="none" fo:border-bottom="0.05pt solid #000000"/>
    </style:style>
    <style:style style:name="Táblázat4.N2" style:family="table-cell">
      <style:table-cell-properties fo:padding="0.101cm" fo:border-left="0.05pt solid #000000" fo:border-right="none" fo:border-top="none" fo:border-bottom="0.05pt solid #000000"/>
    </style:style>
    <style:style style:name="Táblázat4.O2" style:family="table-cell">
      <style:table-cell-properties fo:padding="0.101cm" fo:border-left="0.05pt solid #000000" fo:border-right="none" fo:border-top="none" fo:border-bottom="0.05pt solid #000000"/>
    </style:style>
    <style:style style:name="Táblázat4.P2" style:family="table-cell">
      <style:table-cell-properties fo:padding="0.101cm" fo:border-left="0.05pt solid #000000" fo:border-right="none" fo:border-top="none" fo:border-bottom="0.05pt solid #000000"/>
    </style:style>
    <style:style style:name="Táblázat4.Q2" style:family="table-cell">
      <style:table-cell-properties fo:padding="0.101cm" fo:border-left="2.5pt solid #000000" fo:border-right="none" fo:border-top="none" fo:border-bottom="0.05pt solid #000000"/>
    </style:style>
    <style:style style:name="Táblázat4.R2" style:family="table-cell">
      <style:table-cell-properties fo:padding="0.101cm" fo:border-left="0.05pt solid #000000" fo:border-right="none" fo:border-top="none" fo:border-bottom="0.05pt solid #000000"/>
    </style:style>
    <style:style style:name="Táblázat4.S2" style:family="table-cell">
      <style:table-cell-properties fo:padding="0.101cm" fo:border-left="0.05pt solid #000000" fo:border-right="none" fo:border-top="none" fo:border-bottom="0.05pt solid #000000"/>
    </style:style>
    <style:style style:name="Táblázat4.T2" style:family="table-cell">
      <style:table-cell-properties fo:padding="0.101cm" fo:border-left="2.5pt solid #000000" fo:border-right="none" fo:border-top="none" fo:border-bottom="0.05pt solid #000000"/>
    </style:style>
    <style:style style:name="Táblázat4.U2" style:family="table-cell">
      <style:table-cell-properties fo:padding="0.101cm" fo:border-left="0.05pt solid #000000" fo:border-right="none" fo:border-top="none" fo:border-bottom="0.05pt solid #000000"/>
    </style:style>
    <style:style style:name="Táblázat4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5" style:family="table">
      <style:table-properties style:width="9.098cm" table:align="margins" style:may-break-between-rows="false"/>
    </style:style>
    <style:style style:name="Táblázat5.A" style:family="table-column">
      <style:table-column-properties style:column-width="3.464cm" style:rel-column-width="24950*"/>
    </style:style>
    <style:style style:name="Táblázat5.B" style:family="table-column">
      <style:table-column-properties style:column-width="1.085cm" style:rel-column-width="7817*"/>
    </style:style>
    <style:style style:name="Táblázat5.D" style:family="table-column">
      <style:table-column-properties style:column-width="1.085cm" style:rel-column-width="7818*"/>
    </style:style>
    <style:style style:name="Táblázat5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5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6" style:family="table">
      <style:table-properties style:width="9.098cm" table:align="margins" style:may-break-between-rows="false"/>
    </style:style>
    <style:style style:name="Táblázat6.A" style:family="table-column">
      <style:table-column-properties style:column-width="9.098cm" style:rel-column-width="65535*"/>
    </style:style>
    <style:style style:name="Táblázat6.A1" style:family="table-cell">
      <style:table-cell-properties fo:padding="0cm" fo:border="0.05pt solid #000000"/>
    </style:style>
    <style:style style:name="Táblázat6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7" style:family="table">
      <style:table-properties style:width="9.204cm" table:align="margins" style:may-break-between-rows="false"/>
    </style:style>
    <style:style style:name="Táblázat7.A" style:family="table-column">
      <style:table-column-properties style:column-width="0.416cm" style:rel-column-width="2969*"/>
    </style:style>
    <style:style style:name="Táblázat7.B" style:family="table-column">
      <style:table-column-properties style:column-width="0.418cm" style:rel-column-width="2982*"/>
    </style:style>
    <style:style style:name="Táblázat7.O" style:family="table-column">
      <style:table-column-properties style:column-width="0.439cm" style:rel-column-width="3126*"/>
    </style:style>
    <style:style style:name="Táblázat7.P" style:family="table-column">
      <style:table-column-properties style:column-width="0.399cm" style:rel-column-width="2837*"/>
    </style:style>
    <style:style style:name="Táblázat7.V" style:family="table-column">
      <style:table-column-properties style:column-width="0.411cm" style:rel-column-width="2927*"/>
    </style:style>
    <style:style style:name="Táblázat7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101cm" fo:border="0.05pt solid #000000"/>
    </style:style>
    <style:style style:name="Táblázat7.2" style:family="table-row">
      <style:table-row-properties style:min-row-height="0.508cm"/>
    </style:style>
    <style:style style:name="Táblázat7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7.I2" style:family="table-cell">
      <style:table-cell-properties fo:padding="0.101cm" fo:border-left="2.5pt solid #000000" fo:border-right="none" fo:border-top="none" fo:border-bottom="0.05pt solid #000000"/>
    </style:style>
    <style:style style:name="Táblázat7.J2" style:family="table-cell">
      <style:table-cell-properties fo:padding="0.101cm" fo:border-left="0.05pt solid #000000" fo:border-right="none" fo:border-top="none" fo:border-bottom="0.05pt solid #000000"/>
    </style:style>
    <style:style style:name="Táblázat7.K2" style:family="table-cell">
      <style:table-cell-properties fo:padding="0.101cm" fo:border-left="0.05pt solid #000000" fo:border-right="none" fo:border-top="none" fo:border-bottom="0.05pt solid #000000"/>
    </style:style>
    <style:style style:name="Táblázat7.L2" style:family="table-cell">
      <style:table-cell-properties fo:padding="0.101cm" fo:border-left="0.05pt solid #000000" fo:border-right="none" fo:border-top="none" fo:border-bottom="0.05pt solid #000000"/>
    </style:style>
    <style:style style:name="Táblázat7.M2" style:family="table-cell">
      <style:table-cell-properties fo:padding="0.101cm" fo:border-left="2.5pt solid #000000" fo:border-right="none" fo:border-top="none" fo:border-bottom="0.05pt solid #000000"/>
    </style:style>
    <style:style style:name="Táblázat7.N2" style:family="table-cell">
      <style:table-cell-properties fo:padding="0.101cm" fo:border-left="0.05pt solid #000000" fo:border-right="none" fo:border-top="none" fo:border-bottom="0.05pt solid #000000"/>
    </style:style>
    <style:style style:name="Táblázat7.O2" style:family="table-cell">
      <style:table-cell-properties fo:padding="0.101cm" fo:border-left="0.05pt solid #000000" fo:border-right="none" fo:border-top="none" fo:border-bottom="0.05pt solid #000000"/>
    </style:style>
    <style:style style:name="Táblázat7.P2" style:family="table-cell">
      <style:table-cell-properties fo:padding="0.101cm" fo:border-left="0.05pt solid #000000" fo:border-right="none" fo:border-top="none" fo:border-bottom="0.05pt solid #000000"/>
    </style:style>
    <style:style style:name="Táblázat7.Q2" style:family="table-cell">
      <style:table-cell-properties fo:padding="0.101cm" fo:border-left="2.5pt solid #000000" fo:border-right="none" fo:border-top="none" fo:border-bottom="0.05pt solid #000000"/>
    </style:style>
    <style:style style:name="Táblázat7.R2" style:family="table-cell">
      <style:table-cell-properties fo:padding="0.101cm" fo:border-left="0.05pt solid #000000" fo:border-right="none" fo:border-top="none" fo:border-bottom="0.05pt solid #000000"/>
    </style:style>
    <style:style style:name="Táblázat7.S2" style:family="table-cell">
      <style:table-cell-properties fo:padding="0.101cm" fo:border-left="0.05pt solid #000000" fo:border-right="none" fo:border-top="none" fo:border-bottom="0.05pt solid #000000"/>
    </style:style>
    <style:style style:name="Táblázat7.T2" style:family="table-cell">
      <style:table-cell-properties fo:padding="0.101cm" fo:border-left="2.5pt solid #000000" fo:border-right="none" fo:border-top="none" fo:border-bottom="0.05pt solid #000000"/>
    </style:style>
    <style:style style:name="Táblázat7.U2" style:family="table-cell">
      <style:table-cell-properties fo:padding="0.101cm" fo:border-left="0.05pt solid #000000" fo:border-right="none" fo:border-top="none" fo:border-bottom="0.05pt solid #000000"/>
    </style:style>
    <style:style style:name="Táblázat7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8" style:family="table">
      <style:table-properties style:width="9.098cm" table:align="margins" style:may-break-between-rows="false"/>
    </style:style>
    <style:style style:name="Táblázat8.A" style:family="table-column">
      <style:table-column-properties style:column-width="3.464cm" style:rel-column-width="24950*"/>
    </style:style>
    <style:style style:name="Táblázat8.B" style:family="table-column">
      <style:table-column-properties style:column-width="1.085cm" style:rel-column-width="7817*"/>
    </style:style>
    <style:style style:name="Táblázat8.D" style:family="table-column">
      <style:table-column-properties style:column-width="1.085cm" style:rel-column-width="7818*"/>
    </style:style>
    <style:style style:name="Táblázat8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8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6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9" style:family="table">
      <style:table-properties style:width="9.098cm" table:align="margins" style:may-break-between-rows="false"/>
    </style:style>
    <style:style style:name="Táblázat9.A" style:family="table-column">
      <style:table-column-properties style:column-width="9.098cm" style:rel-column-width="65535*"/>
    </style:style>
    <style:style style:name="Táblázat9.A1" style:family="table-cell">
      <style:table-cell-properties fo:padding="0cm" fo:border="0.05pt solid #000000"/>
    </style:style>
    <style:style style:name="Táblázat9.A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officeooo:paragraph-rsid="001fac24" style:font-size-asian="9pt" style:font-size-complex="9pt"/>
    </style:style>
    <style:style style:name="P3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officeooo:paragraph-rsid="0024c608" style:font-size-asian="9pt" style:font-size-complex="9pt"/>
    </style:style>
    <style:style style:name="P4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officeooo:paragraph-rsid="001fac24" style:font-size-asian="9pt" style:font-size-complex="9pt"/>
    </style:style>
    <style:style style:name="P6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officeooo:paragraph-rsid="0024c608" style:font-size-asian="9pt" style:font-size-complex="9pt"/>
    </style:style>
    <style:style style:name="P7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8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officeooo:paragraph-rsid="001fac24" style:font-size-asian="9pt" style:font-size-complex="9pt"/>
    </style:style>
    <style:style style:name="P9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officeooo:paragraph-rsid="0024c608" style:font-size-asian="9pt" style:font-size-complex="9pt"/>
    </style:style>
    <style:style style:name="P10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11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officeooo:paragraph-rsid="001fac24" style:font-size-asian="9pt" style:font-size-complex="9pt"/>
    </style:style>
    <style:style style:name="P12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officeooo:paragraph-rsid="0024c608" style:font-size-asian="9pt" style:font-size-complex="9pt"/>
    </style:style>
    <style:style style:name="P13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officeooo:paragraph-rsid="001fac24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officeooo:paragraph-rsid="0024c608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7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officeooo:paragraph-rsid="001fac24" style:font-size-asian="9pt" style:font-size-complex="9pt"/>
    </style:style>
    <style:style style:name="P18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9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officeooo:paragraph-rsid="001fac24" style:font-size-asian="9pt" style:font-size-complex="9pt"/>
    </style:style>
    <style:style style:name="P20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officeooo:paragraph-rsid="0024c608" style:font-size-asian="9pt" style:font-size-complex="9pt"/>
    </style:style>
    <style:style style:name="P21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22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officeooo:paragraph-rsid="001fac24" style:font-size-asian="9pt" style:font-size-complex="9pt"/>
    </style:style>
    <style:style style:name="P23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officeooo:paragraph-rsid="0024c608" style:font-size-asian="9pt" style:font-size-complex="9pt"/>
    </style:style>
    <style:style style:name="P24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none" style:font-size-asian="9pt" style:font-size-complex="9pt"/>
    </style:style>
    <style:style style:name="P25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none" officeooo:paragraph-rsid="0024c608" style:font-size-asian="9pt" style:font-size-complex="9pt"/>
    </style:style>
    <style:style style:name="P26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officeooo:paragraph-rsid="001fac24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officeooo:paragraph-rsid="0024c608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 officeooo:paragraph-rsid="001fac24"/>
    </style:style>
    <style:style style:name="P31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 officeooo:paragraph-rsid="0024c608"/>
    </style:style>
    <style:style style:name="P32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33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officeooo:paragraph-rsid="001fac24" style:font-size-asian="9pt" style:font-size-complex="9pt"/>
    </style:style>
    <style:style style:name="P34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officeooo:paragraph-rsid="0024c608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paragraph-rsid="001fac24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font-size="9pt" officeooo:paragraph-rsid="0024c608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paragraph-rsid="001fac24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font-size="9pt" officeooo:paragraph-rsid="0024c608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paragraph-rsid="002a60f8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paragraph-rsid="002cfa03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paragraph-rsid="0031efb3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font-size="9pt" officeooo:rsid="0024c608" officeooo:paragraph-rsid="0024c608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font-size="9pt" officeooo:rsid="002f9c85" officeooo:paragraph-rsid="002f9c85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02f9c85" officeooo:paragraph-rsid="002f9c8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0300924" officeooo:paragraph-rsid="00300924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font-size="9pt" officeooo:rsid="0036d152" officeooo:paragraph-rsid="0036d152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fo:font-size="9pt" officeooo:rsid="00379b22" officeooo:paragraph-rsid="00379b22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379b22" officeooo:paragraph-rsid="00379b22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39c162" officeooo:paragraph-rsid="0039c162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9pt" fo:font-weight="bold" officeooo:paragraph-rsid="001fac24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9pt" fo:font-weight="bold" officeooo:paragraph-rsid="0024c608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officeooo:paragraph-rsid="001fac24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8pt" fo:font-weight="bold" officeooo:paragraph-rsid="0024c608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ff0000" fo:font-size="9pt" officeooo:rsid="002a60f8" officeooo:paragraph-rsid="002a60f8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color="#ff0000" fo:font-size="9pt" officeooo:rsid="002a60f8" officeooo:paragraph-rsid="0031efb3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color="#ff0000" fo:font-size="9pt" officeooo:rsid="002a60f8" officeooo:paragraph-rsid="00345766" style:font-size-asian="9pt" style:font-size-complex="9pt"/>
    </style:style>
    <style:style style:name="P61" style:family="paragraph" style:parent-style-name="Text_20_body">
      <style:text-properties fo:font-size="9pt" style:font-size-asian="9pt" style:font-size-complex="9pt"/>
    </style:style>
    <style:style style:name="P62" style:family="paragraph" style:parent-style-name="Text_20_body">
      <style:paragraph-properties>
        <style:tab-stops>
          <style:tab-stop style:position="6.02cm" style:type="right"/>
        </style:tab-stops>
      </style:paragraph-properties>
      <style:text-properties fo:font-size="9pt" style:font-size-asian="9pt" style:font-size-complex="9pt"/>
    </style:style>
    <style:style style:name="P63" style:family="paragraph" style:parent-style-name="Text_20_body">
      <style:paragraph-properties>
        <style:tab-stops>
          <style:tab-stop style:position="6.02cm" style:type="right"/>
        </style:tab-stops>
      </style:paragraph-properties>
      <style:text-properties fo:font-size="9pt" officeooo:paragraph-rsid="0024c608" style:font-size-asian="9pt" style:font-size-complex="9pt"/>
    </style:style>
    <style:style style:name="P64" style:family="paragraph" style:parent-style-name="Text_20_body">
      <style:text-properties fo:font-size="9pt" officeooo:paragraph-rsid="001fac24" style:font-size-asian="9pt" style:font-size-complex="9pt"/>
    </style:style>
    <style:style style:name="P65" style:family="paragraph" style:parent-style-name="Text_20_body">
      <style:text-properties fo:font-size="9pt" officeooo:paragraph-rsid="0024c608" style:font-size-asian="9pt" style:font-size-complex="9pt"/>
    </style:style>
    <style:style style:name="P66" style:family="paragraph" style:parent-style-name="Text_20_body">
      <style:text-properties style:text-underline-style="solid" style:text-underline-width="auto" style:text-underline-color="font-color"/>
    </style:style>
    <style:style style:name="P67" style:family="paragraph" style:parent-style-name="Text_20_body">
      <style:text-properties style:text-underline-style="solid" style:text-underline-width="auto" style:text-underline-color="font-color" officeooo:paragraph-rsid="001fac24"/>
    </style:style>
    <style:style style:name="P68" style:family="paragraph" style:parent-style-name="Text_20_body">
      <style:text-properties style:text-underline-style="solid" style:text-underline-width="auto" style:text-underline-color="font-color" officeooo:paragraph-rsid="0024c608"/>
    </style:style>
    <style:style style:name="P69" style:family="paragraph" style:parent-style-name="Text_20_body">
      <style:paragraph-properties>
        <style:tab-stops>
          <style:tab-stop style:position="2.69cm" style:type="center"/>
          <style:tab-stop style:position="4.807cm" style:type="center"/>
          <style:tab-stop style:position="6.703cm" style:type="center"/>
          <style:tab-stop style:position="8.357cm" style:type="center"/>
        </style:tab-stops>
      </style:paragraph-properties>
      <style:text-properties fo:font-size="8pt" style:font-size-asian="8pt" style:font-size-complex="8pt"/>
    </style:style>
    <style:style style:name="P70" style:family="paragraph" style:parent-style-name="Text_20_body">
      <style:paragraph-properties>
        <style:tab-stops>
          <style:tab-stop style:position="2.69cm" style:type="center"/>
          <style:tab-stop style:position="4.807cm" style:type="center"/>
          <style:tab-stop style:position="6.703cm" style:type="center"/>
          <style:tab-stop style:position="8.357cm" style:type="center"/>
        </style:tab-stops>
      </style:paragraph-properties>
      <style:text-properties fo:font-size="8pt" officeooo:paragraph-rsid="0024c608" style:font-size-asian="8pt" style:font-size-complex="8pt"/>
    </style:style>
    <style:style style:name="P71" style:family="paragraph" style:parent-style-name="Text_20_body">
      <style:text-properties officeooo:paragraph-rsid="001fac24"/>
    </style:style>
    <style:style style:name="P72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/>
    </style:style>
    <style:style style:name="P73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 officeooo:paragraph-rsid="001fac24"/>
    </style:style>
    <style:style style:name="P74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 officeooo:paragraph-rsid="0024c608"/>
    </style:style>
    <style:style style:name="P75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P76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officeooo:paragraph-rsid="001fac24" style:font-weight-asian="bold" style:font-weight-complex="bold"/>
    </style:style>
    <style:style style:name="P77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officeooo:paragraph-rsid="0024c608" style:font-weight-asian="bold" style:font-weight-complex="bold"/>
    </style:style>
    <style:style style:name="P78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79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officeooo:paragraph-rsid="002cfa03" style:font-size-asian="9pt" style:font-weight-asian="bold" style:font-size-complex="9pt" style:font-weight-complex="bold"/>
    </style:style>
    <style:style style:name="P80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officeooo:paragraph-rsid="003aa52e" style:font-size-asian="9pt" style:font-weight-asian="bold" style:font-size-complex="9pt" style:font-weight-complex="bold"/>
    </style:style>
    <style:style style:name="P81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style:text-underline-style="none" fo:font-weight="bold" style:font-size-asian="9pt" style:font-weight-asian="bold" style:font-size-complex="9pt" style:font-weight-complex="bold"/>
    </style:style>
    <style:style style:name="P82" style:family="paragraph" style:parent-style-name="Standard">
      <style:text-properties fo:font-size="11pt" style:font-size-asian="11pt" style:font-size-complex="11pt"/>
    </style:style>
    <style:style style:name="P83" style:family="paragraph" style:parent-style-name="Standard">
      <style:text-properties fo:font-size="11pt" officeooo:paragraph-rsid="001fac24" style:font-size-asian="11pt" style:font-size-complex="11pt"/>
    </style:style>
    <style:style style:name="P84" style:family="paragraph" style:parent-style-name="Standard">
      <style:text-properties fo:font-size="11pt" officeooo:rsid="00288583" officeooo:paragraph-rsid="00288583" style:font-size-asian="11pt" style:font-size-complex="11pt"/>
    </style:style>
    <style:style style:name="P85" style:family="paragraph" style:parent-style-name="Standard">
      <style:text-properties fo:font-size="11pt" officeooo:rsid="00288583" officeooo:paragraph-rsid="002df529" style:font-size-asian="11pt" style:font-size-complex="11pt"/>
    </style:style>
    <style:style style:name="P86" style:family="paragraph" style:parent-style-name="Standard">
      <style:paragraph-properties>
        <style:tab-stops>
          <style:tab-stop style:position="18.357cm"/>
        </style:tab-stops>
      </style:paragraph-properties>
      <style:text-properties fo:font-size="11pt" officeooo:paragraph-rsid="002a60f8" style:font-size-asian="11pt" style:font-size-complex="11pt"/>
    </style:style>
    <style:style style:name="P87" style:family="paragraph" style:parent-style-name="Standard">
      <style:text-properties fo:font-size="11pt" officeooo:rsid="002df529" officeooo:paragraph-rsid="0030ea2d" style:font-size-asian="11pt" style:font-size-complex="11pt"/>
    </style:style>
    <style:style style:name="P88" style:family="paragraph" style:parent-style-name="Standard">
      <style:text-properties fo:font-size="11pt" officeooo:rsid="002df529" officeooo:paragraph-rsid="0038443e" style:font-size-asian="11pt" style:font-size-complex="11pt"/>
    </style:style>
    <style:style style:name="P89" style:family="paragraph" style:parent-style-name="Standard">
      <style:paragraph-properties>
        <style:tab-stops>
          <style:tab-stop style:position="18.357cm"/>
        </style:tab-stops>
      </style:paragraph-properties>
      <style:text-properties fo:font-size="11pt" style:text-underline-style="solid" style:text-underline-width="auto" style:text-underline-color="font-color" officeooo:paragraph-rsid="0024c608" style:font-size-asian="11pt" style:font-size-complex="11pt"/>
    </style:style>
    <style:style style:name="P90" style:family="paragraph" style:parent-style-name="Standard">
      <style:paragraph-properties>
        <style:tab-stops>
          <style:tab-stop style:position="18.357cm"/>
        </style:tab-stops>
      </style:paragraph-properties>
      <style:text-properties fo:font-size="11pt" style:text-underline-style="solid" style:text-underline-width="auto" style:text-underline-color="font-color" officeooo:paragraph-rsid="00288583" style:font-size-asian="11pt" style:font-size-complex="11pt"/>
    </style:style>
    <style:style style:name="P91" style:family="paragraph" style:parent-style-name="Standard">
      <style:paragraph-properties>
        <style:tab-stops>
          <style:tab-stop style:position="18.357cm"/>
        </style:tab-stops>
      </style:paragraph-properties>
      <style:text-properties fo:font-size="11pt" style:text-underline-style="solid" style:text-underline-width="auto" style:text-underline-color="font-color" officeooo:paragraph-rsid="002a60f8" style:font-size-asian="11pt" style:font-size-complex="11pt"/>
    </style:style>
    <style:style style:name="P92" style:family="paragraph" style:parent-style-name="Standard">
      <style:paragraph-properties>
        <style:tab-stops>
          <style:tab-stop style:position="18.357cm"/>
        </style:tab-stops>
      </style:paragraph-properties>
      <style:text-properties fo:font-size="11pt" style:text-underline-style="none" officeooo:rsid="002df529" officeooo:paragraph-rsid="0031efb3" style:font-size-asian="11pt" style:font-size-complex="11pt"/>
    </style:style>
    <style:style style:name="P93" style:family="paragraph" style:parent-style-name="Standard">
      <style:text-properties officeooo:paragraph-rsid="0024c608"/>
    </style:style>
    <style:style style:name="P94" style:family="paragraph" style:parent-style-name="Standard">
      <style:text-properties fo:font-size="14pt" style:text-underline-style="solid" style:text-underline-width="auto" style:text-underline-color="font-color" fo:font-weight="bold" officeooo:rsid="002d14d7" officeooo:paragraph-rsid="002d14d7" style:font-size-asian="14pt" style:font-weight-asian="bold" style:font-size-complex="14pt" style:font-weight-complex="bold"/>
    </style:style>
    <style:style style:name="P95" style:family="paragraph" style:parent-style-name="Standard">
      <style:text-properties officeooo:rsid="002d401b" officeooo:paragraph-rsid="002d14d7"/>
    </style:style>
    <style:style style:name="P96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2d14d7" officeooo:paragraph-rsid="002d14d7" style:font-size-asian="14pt" style:font-weight-asian="bold" style:font-size-complex="14pt" style:font-weight-complex="bold"/>
    </style:style>
    <style:style style:name="P97" style:family="paragraph" style:parent-style-name="Standard" style:list-style-name="L1">
      <style:text-properties fo:font-size="11pt" officeooo:rsid="00288583" officeooo:paragraph-rsid="00288583" style:font-size-asian="11pt" style:font-size-complex="11pt"/>
    </style:style>
    <style:style style:name="P98" style:family="paragraph" style:parent-style-name="Standard" style:list-style-name="L1">
      <style:text-properties fo:font-size="11pt" officeooo:rsid="003a6385" officeooo:paragraph-rsid="003a6385" style:font-size-asian="11pt" style:font-size-complex="11pt"/>
    </style:style>
    <style:style style:name="P99" style:family="paragraph" style:parent-style-name="Standard" style:list-style-name="L2">
      <style:text-properties officeooo:paragraph-rsid="002d14d7"/>
    </style:style>
    <style:style style:name="P100" style:family="paragraph" style:parent-style-name="Standard" style:list-style-name="L2">
      <style:paragraph-properties fo:margin-left="2.501cm" fo:margin-right="0cm" fo:text-indent="-0.635cm" style:auto-text-indent="false"/>
      <style:text-properties officeooo:rsid="002d14d7" officeooo:paragraph-rsid="002d401b"/>
    </style:style>
    <style:style style:name="P101" style:family="paragraph" style:parent-style-name="Standard" style:list-style-name="L2">
      <style:paragraph-properties fo:margin-left="2.501cm" fo:margin-right="0cm" fo:text-indent="-0.635cm" style:auto-text-indent="false"/>
      <style:text-properties officeooo:rsid="002d401b" officeooo:paragraph-rsid="002d401b"/>
    </style:style>
    <style:style style:name="P102" style:family="paragraph" style:parent-style-name="Text_20_body">
      <style:paragraph-properties fo:margin-top="0cm" fo:margin-bottom="0.101cm" style:contextual-spacing="false" fo:break-before="page">
        <style:tab-stops>
          <style:tab-stop style:position="9.151cm"/>
        </style:tab-stops>
      </style:paragraph-properties>
      <style:text-properties fo:font-size="9pt" fo:font-weight="bold" officeooo:paragraph-rsid="003ab7a8" style:font-size-asian="9pt" style:font-weight-asian="bold" style:font-size-complex="9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d7cf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dea19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24c608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25c432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a23cf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3aa52e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1d7cf8"/>
    </style:style>
    <style:style style:name="T10" style:family="text">
      <style:text-properties style:text-underline-style="solid" style:text-underline-width="auto" style:text-underline-color="font-color" officeooo:rsid="0024c608"/>
    </style:style>
    <style:style style:name="T11" style:family="text">
      <style:text-properties style:text-underline-style="solid" style:text-underline-width="auto" style:text-underline-color="font-color" officeooo:rsid="0025c43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dea19" style:font-weight-asian="normal" style:font-weight-complex="normal"/>
    </style:style>
    <style:style style:name="T16" style:family="text">
      <style:text-properties style:text-underline-style="none" fo:font-weight="normal" officeooo:rsid="00277791" style:font-weight-asian="normal" style:font-weight-complex="normal"/>
    </style:style>
    <style:style style:name="T17" style:family="text">
      <style:text-properties style:text-underline-style="none" fo:font-weight="normal" officeooo:rsid="003a23cf" style:font-weight-asian="normal" style:font-weight-complex="normal"/>
    </style:style>
    <style:style style:name="T18" style:family="text">
      <style:text-properties style:text-underline-style="none" officeooo:rsid="001d7cf8"/>
    </style:style>
    <style:style style:name="T19" style:family="text">
      <style:text-properties style:text-underline-style="none" officeooo:rsid="0024c608"/>
    </style:style>
    <style:style style:name="T20" style:family="text">
      <style:text-properties style:text-underline-style="none" officeooo:rsid="0025c432"/>
    </style:style>
    <style:style style:name="T21" style:family="text">
      <style:text-properties style:text-underline-style="none" officeooo:rsid="00300924"/>
    </style:style>
    <style:style style:name="T22" style:family="text">
      <style:text-properties style:text-underline-style="none" officeooo:rsid="0036d152"/>
    </style:style>
    <style:style style:name="T23" style:family="text">
      <style:text-properties style:text-underline-style="none" officeooo:rsid="0039c162"/>
    </style:style>
    <style:style style:name="T24" style:family="text">
      <style:text-properties style:text-underline-style="none" officeooo:rsid="003a23cf"/>
    </style:style>
    <style:style style:name="T25" style:family="text">
      <style:text-properties fo:font-size="8pt" style:text-underline-style="none" style:font-size-asian="8pt" style:font-size-complex="8pt"/>
    </style:style>
    <style:style style:name="T26" style:family="text">
      <style:text-properties fo:font-size="8pt" style:text-underline-style="none" officeooo:rsid="0025c432" style:font-size-asian="8pt" style:font-size-complex="8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8pt" officeooo:rsid="0024c608" style:font-size-asian="8pt" style:font-size-complex="8pt"/>
    </style:style>
    <style:style style:name="T29" style:family="text">
      <style:text-properties fo:font-size="8pt" officeooo:rsid="002df529" style:font-size-asian="8pt" style:font-size-complex="8pt"/>
    </style:style>
    <style:style style:name="T30" style:family="text">
      <style:text-properties style:font-name="Tahoma1"/>
    </style:style>
    <style:style style:name="T31" style:family="text">
      <style:text-properties style:font-name="Tahoma1" style:text-underline-style="none"/>
    </style:style>
    <style:style style:name="T32" style:family="text">
      <style:text-properties style:font-name="Tahoma1" style:text-underline-style="solid" style:text-underline-width="auto" style:text-underline-color="font-color"/>
    </style:style>
    <style:style style:name="T33" style:family="text">
      <style:text-properties style:font-name="Tahoma1" style:text-underline-style="solid" style:text-underline-width="auto" style:text-underline-color="font-color" officeooo:rsid="0024c608"/>
    </style:style>
    <style:style style:name="T34" style:family="text">
      <style:text-properties style:font-name="Tahoma1" fo:font-size="9pt" style:text-underline-style="none" style:font-size-asian="9pt" style:font-size-complex="9pt"/>
    </style:style>
    <style:style style:name="T35" style:family="text">
      <style:text-properties style:font-name="Tahoma1" fo:font-size="9pt" style:text-underline-style="solid" style:text-underline-width="auto" style:text-underline-color="font-color" style:font-size-asian="9pt" style:font-size-complex="9pt"/>
    </style:style>
    <style:style style:name="T36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37" style:family="text">
      <style:text-properties style:font-name="Tahoma1" fo:font-size="7pt" style:text-underline-style="solid" style:text-underline-width="auto" style:text-underline-color="font-color" officeooo:rsid="0028cc4d" style:font-size-asian="7pt" style:font-size-complex="7pt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9pt" officeooo:rsid="0025c432" style:font-size-asian="9pt" style:font-size-complex="9pt"/>
    </style:style>
    <style:style style:name="T40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41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42" style:family="text">
      <style:text-properties fo:font-size="9pt" fo:font-weight="normal" style:font-size-asian="9pt" style:font-weight-asian="normal" style:font-size-complex="9pt" style:font-weight-complex="normal"/>
    </style:style>
    <style:style style:name="T43" style:family="text">
      <style:text-properties fo:font-size="9pt" fo:font-weight="normal" officeooo:rsid="001dea19" style:font-size-asian="9pt" style:font-weight-asian="normal" style:font-size-complex="9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dea19" style:font-weight-asian="bold" style:font-weight-complex="bold"/>
    </style:style>
    <style:style style:name="T46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47" style:family="text">
      <style:text-properties fo:font-size="7pt" style:text-underline-style="none" style:font-size-asian="7pt" style:font-size-complex="7pt"/>
    </style:style>
    <style:style style:name="T48" style:family="text">
      <style:text-properties fo:font-size="7pt" style:font-size-asian="7pt" style:font-size-complex="7pt"/>
    </style:style>
    <style:style style:name="T49" style:family="text">
      <style:text-properties style:text-position="super 58%" fo:font-size="8pt" style:font-size-asian="8pt" style:font-size-complex="8pt"/>
    </style:style>
    <style:style style:name="T50" style:family="text">
      <style:text-properties style:text-position="super 58%" fo:font-size="8pt" style:text-underline-style="none" style:font-size-asian="8pt" style:font-size-complex="8pt"/>
    </style:style>
    <style:style style:name="T51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52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53" style:family="text">
      <style:text-properties officeooo:rsid="001d7cf8"/>
    </style:style>
    <style:style style:name="T54" style:family="text">
      <style:text-properties officeooo:rsid="001dea19"/>
    </style:style>
    <style:style style:name="T55" style:family="text">
      <style:text-properties fo:color="#ff0000" fo:font-size="8pt" style:text-underline-style="none" style:font-size-asian="8pt" style:font-size-complex="8pt"/>
    </style:style>
    <style:style style:name="T56" style:family="text">
      <style:text-properties fo:color="#ff0000" fo:font-size="8pt" style:text-underline-style="none" officeooo:rsid="001dea19" style:font-size-asian="8pt" style:font-size-complex="8pt"/>
    </style:style>
    <style:style style:name="T57" style:family="text">
      <style:text-properties fo:color="#ff0000" fo:font-size="9pt" officeooo:rsid="002a60f8" style:font-size-asian="9pt" style:font-size-complex="9pt"/>
    </style:style>
    <style:style style:name="T58" style:family="text">
      <style:text-properties fo:color="#ff0000" officeooo:rsid="002a60f8"/>
    </style:style>
    <style:style style:name="T59" style:family="text">
      <style:text-properties fo:color="#ff0000" fo:font-size="10pt" style:text-underline-style="solid" style:text-underline-width="auto" style:text-underline-color="font-color" officeooo:rsid="001d7cf8" style:font-size-asian="10pt" style:font-size-complex="10pt"/>
    </style:style>
    <style:style style:name="T60" style:family="text">
      <style:text-properties fo:color="#0000ff" style:text-underline-style="solid" style:text-underline-width="auto" style:text-underline-color="font-color" officeooo:rsid="002cfa03"/>
    </style:style>
    <style:style style:name="T61" style:family="text">
      <style:text-properties fo:color="#00ae00" style:text-underline-style="solid" style:text-underline-width="auto" style:text-underline-color="font-color" officeooo:rsid="001d7cf8"/>
    </style:style>
    <style:style style:name="T62" style:family="text">
      <style:text-properties fo:color="#00ae00" style:text-underline-style="solid" style:text-underline-width="auto" style:text-underline-color="font-color" officeooo:rsid="00288583"/>
    </style:style>
    <style:style style:name="T63" style:family="text">
      <style:text-properties fo:color="#00ae00" style:text-underline-style="solid" style:text-underline-width="auto" style:text-underline-color="font-color" officeooo:rsid="002cfa03"/>
    </style:style>
    <style:style style:name="T64" style:family="text">
      <style:text-properties fo:color="#00ae00" style:text-underline-style="solid" style:text-underline-width="auto" style:text-underline-color="font-color" officeooo:rsid="003ab7a8"/>
    </style:style>
    <style:style style:name="T65" style:family="text">
      <style:text-properties officeooo:rsid="0024c608"/>
    </style:style>
    <style:style style:name="T66" style:family="text">
      <style:text-properties officeooo:rsid="0025a70e"/>
    </style:style>
    <style:style style:name="T67" style:family="text">
      <style:text-properties officeooo:rsid="002a60f8"/>
    </style:style>
    <style:style style:name="T68" style:family="text">
      <style:text-properties officeooo:rsid="002d14d7"/>
    </style:style>
    <style:style style:name="T69" style:family="text">
      <style:text-properties officeooo:rsid="002d401b"/>
    </style:style>
    <style:style style:name="T70" style:family="text">
      <style:text-properties officeooo:rsid="002df529"/>
    </style:style>
    <style:style style:name="T71" style:family="text">
      <style:text-properties style:font-name="Courier New" style:text-underline-style="none"/>
    </style:style>
    <style:style style:name="T72" style:family="text">
      <style:text-properties officeooo:rsid="0030ea2d"/>
    </style:style>
    <style:style style:name="T73" style:family="text">
      <style:text-properties officeooo:rsid="0031efb3"/>
    </style:style>
    <style:style style:name="T74" style:family="text">
      <style:text-properties fo:color="#ff00ff" fo:font-size="10pt" style:text-underline-style="solid" style:text-underline-width="auto" style:text-underline-color="font-color" officeooo:rsid="0024c608" style:font-size-asian="10pt" style:font-size-complex="10pt"/>
    </style:style>
    <style:style style:name="T75" style:family="text">
      <style:text-properties officeooo:rsid="0038443e"/>
    </style:style>
    <style:style style:name="T76" style:family="text">
      <style:text-properties officeooo:rsid="0039c162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6cm" fo:text-indent="-0.635cm" fo:margin-left="1.6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6cm" fo:text-indent="-0.635cm" fo:margin-left="2.9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61cm" fo:text-indent="-0.635cm" fo:margin-left="3.5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6cm" fo:text-indent="-0.635cm" fo:margin-left="4.1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6cm" fo:text-indent="-0.635cm" fo:margin-left="5.4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6cm" fo:text-indent="-0.635cm" fo:margin-left="6.7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71cm" fo:text-indent="-0.635cm" fo:margin-left="7.37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/>
      <text:section text:style-name="Sect1" text:name="Szakasz7">
        <text:p text:style-name="P80"><text:span text:style-name="T12">Név, jellemző, szint: </text:span><text:span text:style-name="T2">”</text:span><text:span text:style-name="T74">Halász</text:span><text:span text:style-name="T3">”, a </text:span><text:span text:style-name="T5">szökevényvadász vajákos</text:span><text:span text:style-name="T3"> <text:s text:c="2"/></text:span><text:span text:style-name="T8">(Canes Venatici)</text:span></text:p>
        <text:p text:style-name="P77"><text:span text:style-name="T38">Fegyverei: <text:s/></text:span><text:span text:style-name="T39">Fejvadászkard</text:span><text:span text:style-name="T41"> </text:span></text:p>
        <table:table table:name="Táblázat19" table:style-name="Táblázat19">
          <table:table-column table:style-name="Táblázat19.A"/>
          <table:table-column table:style-name="Táblázat19.B" table:number-columns-repeated="13"/>
          <table:table-column table:style-name="Táblázat19.O"/>
          <table:table-column table:style-name="Táblázat19.P"/>
          <table:table-column table:style-name="Táblázat19.B" table:number-columns-repeated="5"/>
          <table:table-column table:style-name="Táblázat19.V"/>
          <table:table-row>
            <table:table-cell table:style-name="Táblázat19.A1" table:number-columns-spanned="15" office:value-type="string">
              <text:p text:style-name="P63"><text:span text:style-name="T44">ÉP</text:span>: 18<text:tab/><text:span text:style-name="T27">páncél: </text:span><text:span text:style-name="T29">bőr </text:span><text:span text:style-name="T28">mellvért</text:span><text:span text:style-name="T27"> </text:span><text:span text:style-name="T28">6</text:span><text:span text:style-name="T27">0%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9.P1" table:number-columns-spanned="7" office:value-type="string">
              <text:p text:style-name="P65">SFÉ: <text:span text:style-name="T49">SZ</text:span><text:span text:style-name="T12">1</text:span><text:span text:style-name="T19">3</text:span><text:span text:style-name="T12">/ </text:span><text:span text:style-name="T50">V</text:span><text:span text:style-name="T19">15</text:span><text:span text:style-name="T12">/ </text:span><text:span text:style-name="T50">Z</text:span><text:span text:style-name="T10">10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9.2">
            <table:table-cell table:style-name="Táblázat19.A2" office:value-type="string">
              <text:p text:style-name="P65"/>
            </table:table-cell>
            <table:table-cell table:style-name="Táblázat19.A2" office:value-type="string">
              <text:p text:style-name="P65"/>
            </table:table-cell>
            <table:table-cell table:style-name="Táblázat19.A2" office:value-type="string">
              <text:p text:style-name="P65"/>
            </table:table-cell>
            <table:table-cell table:style-name="Táblázat19.A2" office:value-type="string">
              <text:p text:style-name="P65"/>
            </table:table-cell>
            <table:table-cell table:style-name="Táblázat19.E2" office:value-type="string">
              <text:p text:style-name="P65"/>
            </table:table-cell>
            <table:table-cell table:style-name="Táblázat19.F2" office:value-type="string">
              <text:p text:style-name="P65"/>
            </table:table-cell>
            <table:table-cell table:style-name="Táblázat19.F2" office:value-type="string">
              <text:p text:style-name="P65"/>
            </table:table-cell>
            <table:table-cell table:style-name="Táblázat19.F2" office:value-type="string">
              <text:p text:style-name="P65"/>
            </table:table-cell>
            <table:table-cell table:style-name="Táblázat19.F2" office:value-type="string">
              <text:p text:style-name="P65"/>
            </table:table-cell>
            <table:table-cell table:style-name="Táblázat19.E2" office:value-type="string">
              <text:p text:style-name="P65"/>
            </table:table-cell>
            <table:table-cell table:style-name="Táblázat19.A1" office:value-type="string">
              <text:p text:style-name="P65"/>
            </table:table-cell>
            <table:table-cell table:style-name="Táblázat19.A1" office:value-type="string">
              <text:p text:style-name="P65"/>
            </table:table-cell>
            <table:table-cell table:style-name="Táblázat19.A1" office:value-type="string">
              <text:p text:style-name="P65"/>
            </table:table-cell>
            <table:table-cell table:style-name="Táblázat19.A1" office:value-type="string">
              <text:p text:style-name="P65"/>
            </table:table-cell>
            <table:table-cell table:style-name="Táblázat19.O2" office:value-type="string">
              <text:p text:style-name="P65"/>
            </table:table-cell>
            <table:table-cell table:style-name="Táblázat19.A1" office:value-type="string">
              <text:p text:style-name="P65"/>
            </table:table-cell>
            <table:table-cell table:style-name="Táblázat19.A1" office:value-type="string">
              <text:p text:style-name="P65"/>
            </table:table-cell>
            <table:table-cell table:style-name="Táblázat19.A1" office:value-type="string">
              <text:p text:style-name="P65"/>
            </table:table-cell>
            <table:table-cell table:style-name="Táblázat19.E2" office:value-type="string">
              <text:p text:style-name="P65"/>
            </table:table-cell>
            <table:table-cell table:style-name="Táblázat19.F2" office:value-type="string">
              <text:p text:style-name="P65"/>
            </table:table-cell>
            <table:table-cell table:style-name="Táblázat19.F2" office:value-type="string">
              <text:p text:style-name="P65"/>
            </table:table-cell>
            <table:table-cell table:style-name="Táblázat19.V2" office:value-type="string">
              <text:p text:style-name="P65"/>
            </table:table-cell>
          </table:table-row>
          <table:table-row>
            <table:table-cell table:style-name="Táblázat19.A3" table:number-columns-spanned="22" office:value-type="string">
              <text:p text:style-name="P70"><text:tab/>-<text:tab/>-<text:tab/>-7<text:tab/>-1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8"/>
        <text:p text:style-name="P6"><text:span text:style-name="T44">KÉ</text:span>: <text:span text:style-name="T66">39</text:span><text:span text:style-name="T1"><text:tab/></text:span><text:span text:style-name="T12"> <text:s/>F1(</text:span><text:span text:style-name="T1"> <text:s/></text:span><text:span text:style-name="T11">fejvadász</text:span><text:span text:style-name="T12">): </text:span><text:span text:style-name="T25">+</text:span><text:span text:style-name="T26">4 </text:span><text:span text:style-name="T25">SP <text:s/></text:span><text:span text:style-name="T20">(V/S, fél penge) <text:s/></text:span></text:p>
        <text:p text:style-name="P9"><text:span text:style-name="T44">TÉ</text:span>: <text:span text:style-name="T76">67</text:span>,<text:span text:style-name="T1"><text:tab/></text:span><text:span text:style-name="T12"> T/K: __2</text:span><text:span text:style-name="T1"><text:tab/></text:span></text:p>
        <text:p text:style-name="P12"><text:span text:style-name="T13">VÉ</text:span><text:span text:style-name="T12">: 1</text:span><text:span text:style-name="T23">73</text:span><text:span text:style-name="T1"><text:tab/></text:span></text:p>
        <text:p text:style-name="P20"><text:tab/></text:p>
        <text:p text:style-name="P25">Pajzs: -<text:tab/>Erőbónusz: <text:s/>-</text:p>
        <text:p text:style-name="P3"><text:span text:style-name="T13">CÉ</text:span><text:span text:style-name="T12">: </text:span><text:span text:style-name="T14">-</text:span><text:span text:style-name="T16">24</text:span></text:p>
        <text:p text:style-name="P15"><text:span text:style-name="T12">Puszta kézzel: KÉ:</text:span><text:span text:style-name="T1"> </text:span><text:span text:style-name="T6">1</text:span><text:span text:style-name="T7">9</text:span><text:span text:style-name="T1"> </text:span><text:span text:style-name="T12"><text:s/>TÉ:</text:span><text:span text:style-name="T1"> </text:span><text:span text:style-name="T6">3</text:span><text:span text:style-name="T7">6</text:span><text:span text:style-name="T1"> <text:s text:c="7"/></text:span><text:span text:style-name="T12"><text:s/>VÉ: </text:span><text:span text:style-name="T2">1</text:span><text:span text:style-name="T6">40</text:span><text:span text:style-name="T14">___-</text:span><text:span text:style-name="T17">3</text:span><text:span text:style-name="T14">Z SP</text:span><text:span text:style-name="T1"><text:tab/></text:span></text:p>
        <text:p text:style-name="P28"><text:span text:style-name="T12">Erő: 2</text:span><text:span text:style-name="T1"><text:tab/></text:span><text:span text:style-name="T12"> Edz: 3</text:span><text:span text:style-name="T1"><text:tab/></text:span><text:span text:style-name="T12"> Gyors: 3</text:span><text:span text:style-name="T1"><text:tab/></text:span><text:span text:style-name="T12"> Ügy: </text:span><text:span text:style-name="T24">3</text:span><text:span text:style-name="T1"><text:tab/></text:span><text:span text:style-name="T12"> IQ: </text:span><text:span text:style-name="T22">2</text:span><text:span text:style-name="T12"> <text:s/>Eml: 0 </text:span><text:span text:style-name="T1"><text:tab/></text:span><text:span text:style-name="T12"> Önur: </text:span><text:span text:style-name="T24">2</text:span><text:span text:style-name="T12"> Fog: </text:span><text:span text:style-name="T24">1</text:span></text:p>
        <text:p text:style-name="P34"><text:span text:style-name="T46">H1:</text:span><text:span text:style-name="T1"> kardv <text:s/></text:span>: <text:span text:style-name="T1"><text:s/></text:span><text:span text:style-name="T10">5</text:span><text:span text:style-name="T1"> <text:s/></text:span><text:span text:style-name="T46">.sz </text:span><text:span text:style-name="T1">(</text:span><text:span text:style-name="T51">S</text:span><text:span text:style-name="T1"> <text:s text:c="2"/>)</text:span><text:tab/><text:span text:style-name="T48">Mesterfegyver (fegy, fok)</text:span><text:span text:style-name="T27">:</text:span> <text:span text:style-name="T10">1</text:span></text:p>
        <text:p text:style-name="P23"><text:span text:style-name="T36">H</text:span><text:span text:style-name="T37">2</text:span><text:span text:style-name="T36">:</text:span><text:span text:style-name="T32"> közelh <text:s text:c="4"/></text:span><text:span text:style-name="T30">: </text:span><text:span text:style-name="T32"><text:s/></text:span><text:span text:style-name="T33">5</text:span><text:span text:style-name="T32"> <text:s text:c="2"/></text:span><text:span text:style-name="T36">.sz </text:span><text:span text:style-name="T32">(</text:span><text:span text:style-name="T52">S</text:span><text:span text:style-name="T32"> <text:s text:c="2"/>)</text:span><text:span text:style-name="T30"> </text:span></text:p>
        <table:table table:name="Táblázat20" table:style-name="Táblázat20">
          <table:table-column table:style-name="Táblázat20.A"/>
          <table:table-column table:style-name="Táblázat20.B"/>
          <table:table-column table:style-name="Táblázat20.A"/>
          <table:table-column table:style-name="Táblázat20.D"/>
          <table:table-row>
            <table:table-cell table:style-name="Táblázat20.A1" office:value-type="string">
              <text:p text:style-name="P57">Képzettség, Fortély, Manőver</text:p>
            </table:table-cell>
            <table:table-cell table:style-name="Táblázat20.A1" office:value-type="string">
              <text:p text:style-name="P57">Értéke</text:p>
            </table:table-cell>
            <table:table-cell table:style-name="Táblázat20.A1" office:value-type="string">
              <text:p text:style-name="P57">Képzettség, Fortély, Manőver</text:p>
            </table:table-cell>
            <table:table-cell table:style-name="Táblázat20.D1" office:value-type="string">
              <text:p text:style-name="P57">Értéke</text:p>
            </table:table-cell>
          </table:table-row>
          <table:table-row>
            <table:table-cell table:style-name="Táblázat20.C10" office:value-type="string">
              <text:p text:style-name="P54">Fájdalomtűrés</text:p>
            </table:table-cell>
            <table:table-cell table:style-name="Táblázat20.B2" office:value-type="string">
              <text:p text:style-name="P51">6</text:p>
            </table:table-cell>
            <table:table-cell table:style-name="Táblázat20.C10" office:value-type="string">
              <text:p text:style-name="P40">Gyors KÉ</text:p>
            </table:table-cell>
            <table:table-cell table:style-name="Táblázat20.D10" office:value-type="string">
              <text:p text:style-name="P37">1.fok</text:p>
            </table:table-cell>
          </table:table-row>
          <table:table-row>
            <table:table-cell table:style-name="Táblázat20.C10" office:value-type="string">
              <text:p text:style-name="P40">Észlelés</text:p>
            </table:table-cell>
            <table:table-cell table:style-name="Táblázat20.B3" office:value-type="string">
              <text:p text:style-name="P51">9</text:p>
            </table:table-cell>
            <table:table-cell table:style-name="Táblázat20.C10" office:value-type="string">
              <text:p text:style-name="P54"/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C10" office:value-type="string">
              <text:p text:style-name="P40">Emberismeret</text:p>
            </table:table-cell>
            <table:table-cell table:style-name="Táblázat20.B4" office:value-type="string">
              <text:p text:style-name="P51">8</text:p>
            </table:table-cell>
            <table:table-cell table:style-name="Táblázat20.C10" office:value-type="string">
              <text:p text:style-name="P40"/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C10" office:value-type="string">
              <text:p text:style-name="P44">Történelemismeret</text:p>
            </table:table-cell>
            <table:table-cell table:style-name="Táblázat20.B5" office:value-type="string">
              <text:p text:style-name="P51">3</text:p>
            </table:table-cell>
            <table:table-cell table:style-name="Táblázat20.C10" office:value-type="string">
              <text:p text:style-name="P40"/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C10" office:value-type="string">
              <text:p text:style-name="P40"/>
            </table:table-cell>
            <table:table-cell table:style-name="Táblázat20.B6">
              <text:p text:style-name="P37"/>
            </table:table-cell>
            <table:table-cell table:style-name="Táblázat20.C10" office:value-type="string">
              <text:p text:style-name="P40"/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C10" office:value-type="string">
              <text:p text:style-name="P40"/>
            </table:table-cell>
            <table:table-cell table:style-name="Táblázat20.B10" office:value-type="string">
              <text:p text:style-name="P37"/>
            </table:table-cell>
            <table:table-cell table:style-name="Táblázat20.C10" office:value-type="string">
              <text:p text:style-name="P40"/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C10" office:value-type="string">
              <text:p text:style-name="P40"/>
            </table:table-cell>
            <table:table-cell table:style-name="Táblázat20.B10" office:value-type="string">
              <text:p text:style-name="P37"/>
            </table:table-cell>
            <table:table-cell table:style-name="Táblázat20.C10" office:value-type="string">
              <text:p text:style-name="P40"/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C10" office:value-type="string">
              <text:p text:style-name="P40"/>
            </table:table-cell>
            <table:table-cell table:style-name="Táblázat20.B10" office:value-type="string">
              <text:p text:style-name="P37"/>
            </table:table-cell>
            <table:table-cell table:style-name="Táblázat20.C10" office:value-type="string">
              <text:p text:style-name="P40"/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C10" office:value-type="string">
              <text:p text:style-name="P40"/>
            </table:table-cell>
            <table:table-cell table:style-name="Táblázat20.B10" office:value-type="string">
              <text:p text:style-name="P37"/>
            </table:table-cell>
            <table:table-cell table:style-name="Táblázat20.C10" office:value-type="string">
              <text:p text:style-name="P48">Mana</text:p>
            </table:table-cell>
            <table:table-cell table:style-name="Táblázat20.D10" office:value-type="string">
              <text:p text:style-name="P37"/>
            </table:table-cell>
          </table:table-row>
          <table:table-row>
            <table:table-cell table:style-name="Táblázat20.A11" table:number-columns-spanned="4" office:value-type="string">
              <text:p text:style-name="P40">Speciális: <text:span text:style-name="T65">Villámmágia,Követő-szimpatikus és fénymágia</text:span></text:p>
            </table:table-cell>
            <table:covered-table-cell/>
            <table:covered-table-cell/>
            <table:covered-table-cell/>
          </table:table-row>
        </table:table>
        <text:p text:style-name="P74"/>
        <table:table table:name="Táblázat21" table:style-name="Táblázat21">
          <table:table-column table:style-name="Táblázat21.A"/>
          <table:table-row>
            <table:table-cell table:style-name="Táblázat21.A1" office:value-type="string">
              <text:p text:style-name="P40"><text:span text:style-name="T44">Leírás:</text:span> <text:span text:style-name="T65">A „Halász” a „Begyűjtők” zsoldoscsapat vezetője</text:span></text:p>
            </table:table-cell>
          </table:table-row>
          <table:table-row>
            <table:table-cell table:style-name="Táblázat21.A2" office:value-type="string">
              <text:p text:style-name="P44"><text:span text:style-name="T76">akik szökött. </text:span>katonák begyűjtésére specializálódtak.</text:p>
            </table:table-cell>
          </table:table-row>
        </table:table>
        <text:p text:style-name="P31"/>
      </text:section>
      <text:p text:style-name="P84"/>
      <text:p text:style-name="P84"><text:s/>→ Vulgármágus, gyakorlatilag boszorkánymester, de ezt senki nem firtatja <text:span text:style-name="T70">az erv-dwoon haderőben.</text:span></text:p>
      <text:list xml:id="list7008547086204028721" text:style-name="L1">
        <text:list-item>
          <text:p text:style-name="P97">Szimpatikus mágia-szerűséget használ</text:p>
        </text:list-item>
        <text:list-item>
          <text:p text:style-name="P97">Villámmágia</text:p>
        </text:list-item>
        <text:list-item>
          <text:p text:style-name="P98">Fénymágia</text:p>
        </text:list-item>
      </text:list>
      <text:p text:style-name="P85"><text:s/>→ <text:span text:style-name="T70">A „Begyűjtők” zsoldoscsapat vezetője, akik szökött. katonák begyűjtésére specializálódtak.</text:span></text:p>
      <text:p text:style-name="P84"><text:s/>→ udvarias, végtelenül udvarias, kopasz, kerek fejű ember</text:p>
      <text:p text:style-name="P84"><text:s/>→ mellvértet visel <text:s/>(ami egy bőrvért a jobb mozgás miatt, de fénymágikus ékkő van belefoglalva, így mellvértnek tűnik)</text:p>
      <text:p text:style-name="P84"><text:s/>→ az emberei véleményét rendszeresen megkérdezi: ki, mit gondol a szituációról. Igyekszik "jó főnök" benyomást kelteni, az ellenfelekkel is nagyon udvarias.</text:p>
      <text:p text:style-name="P89"/>
      <text:p text:style-name="P89"><text:tab/></text:p>
      <text:p text:style-name="P89"/>
      <text:section text:style-name="Sect1" text:name="Szakasz1">
        <text:p text:style-name="P78"><text:span text:style-name="T12">Név,</text:span><text:span text:style-name="T13"> jellemző, szint: </text:span><text:span text:style-name="T2">”</text:span><text:span text:style-name="T59">Dühös</text:span><text:span text:style-name="T3">”, az embervadász zsoldos </text:span></text:p>
        <text:p text:style-name="P75"><text:span text:style-name="T38">Fegyverei: <text:s/></text:span><text:span text:style-name="T41">2 szablya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62"><text:span text:style-name="T44">ÉP</text:span>: 18<text:tab/><text:span text:style-name="T27">páncél: lánc 70%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61">SFÉ: <text:span text:style-name="T49">SZ</text:span><text:span text:style-name="T12">11/ </text:span><text:span text:style-name="T50">V</text:span><text:span text:style-name="T12">8/ </text:span><text:span text:style-name="T50">Z</text:span><text:span text:style-name="T1">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61"/>
            </table:table-cell>
            <table:table-cell table:style-name="Táblázat1.A2" office:value-type="string">
              <text:p text:style-name="P61"/>
            </table:table-cell>
            <table:table-cell table:style-name="Táblázat1.A2" office:value-type="string">
              <text:p text:style-name="P61"/>
            </table:table-cell>
            <table:table-cell table:style-name="Táblázat1.A2" office:value-type="string">
              <text:p text:style-name="P61"/>
            </table:table-cell>
            <table:table-cell table:style-name="Táblázat1.E2" office:value-type="string">
              <text:p text:style-name="P61"/>
            </table:table-cell>
            <table:table-cell table:style-name="Táblázat1.F2" office:value-type="string">
              <text:p text:style-name="P61"/>
            </table:table-cell>
            <table:table-cell table:style-name="Táblázat1.F2" office:value-type="string">
              <text:p text:style-name="P61"/>
            </table:table-cell>
            <table:table-cell table:style-name="Táblázat1.F2" office:value-type="string">
              <text:p text:style-name="P61"/>
            </table:table-cell>
            <table:table-cell table:style-name="Táblázat1.F2" office:value-type="string">
              <text:p text:style-name="P61"/>
            </table:table-cell>
            <table:table-cell table:style-name="Táblázat1.E2" office:value-type="string">
              <text:p text:style-name="P61"/>
            </table:table-cell>
            <table:table-cell table:style-name="Táblázat1.A1" office:value-type="string">
              <text:p text:style-name="P61"/>
            </table:table-cell>
            <table:table-cell table:style-name="Táblázat1.A1" office:value-type="string">
              <text:p text:style-name="P61"/>
            </table:table-cell>
            <table:table-cell table:style-name="Táblázat1.A1" office:value-type="string">
              <text:p text:style-name="P61"/>
            </table:table-cell>
            <table:table-cell table:style-name="Táblázat1.A1" office:value-type="string">
              <text:p text:style-name="P61"/>
            </table:table-cell>
            <table:table-cell table:style-name="Táblázat1.O2" office:value-type="string">
              <text:p text:style-name="P61"/>
            </table:table-cell>
            <table:table-cell table:style-name="Táblázat1.A1" office:value-type="string">
              <text:p text:style-name="P61"/>
            </table:table-cell>
            <table:table-cell table:style-name="Táblázat1.A1" office:value-type="string">
              <text:p text:style-name="P61"/>
            </table:table-cell>
            <table:table-cell table:style-name="Táblázat1.A1" office:value-type="string">
              <text:p text:style-name="P61"/>
            </table:table-cell>
            <table:table-cell table:style-name="Táblázat1.E2" office:value-type="string">
              <text:p text:style-name="P61"/>
            </table:table-cell>
            <table:table-cell table:style-name="Táblázat1.F2" office:value-type="string">
              <text:p text:style-name="P61"/>
            </table:table-cell>
            <table:table-cell table:style-name="Táblázat1.F2" office:value-type="string">
              <text:p text:style-name="P61"/>
            </table:table-cell>
            <table:table-cell table:style-name="Táblázat1.V2" office:value-type="string">
              <text:p text:style-name="P61"/>
            </table:table-cell>
          </table:table-row>
          <table:table-row>
            <table:table-cell table:style-name="Táblázat1.A3" table:number-columns-spanned="22" office:value-type="string">
              <text:p text:style-name="P69"><text:tab/>-<text:tab/>-<text:tab/>-7<text:tab/>-1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6"/>
        <text:p text:style-name="P4"><text:span text:style-name="T44">KÉ</text:span>: <text:span text:style-name="T54">34</text:span>(<text:span text:style-name="T45">40</text:span>)<text:span text:style-name="T1"><text:tab/></text:span><text:span text:style-name="T12"> <text:s/>F1(</text:span><text:span text:style-name="T1"> <text:s/>szablya</text:span><text:span text:style-name="T12">): </text:span><text:span text:style-name="T25">+1SP</text:span><text:span text:style-name="T12"><text:tab/>F2(</text:span><text:span text:style-name="T1"> <text:s text:c="3"/>- <text:s text:c="6"/></text:span><text:span text:style-name="T12">): </text:span><text:span text:style-name="T1"><text:tab/></text:span><text:span text:style-name="T25">SP</text:span></text:p>
        <text:p text:style-name="P7"><text:span text:style-name="T44">TÉ</text:span>: <text:span text:style-name="T54">90</text:span>(<text:span text:style-name="T44">1</text:span><text:span text:style-name="T45">02</text:span>),<text:span text:style-name="T1"><text:tab/></text:span><text:span text:style-name="T12"> T/K: __2</text:span><text:span text:style-name="T1"><text:tab/></text:span></text:p>
        <text:p text:style-name="P10"><text:span text:style-name="T13">VÉ</text:span><text:span text:style-name="T12">: 160(</text:span><text:span text:style-name="T13">172</text:span><text:span text:style-name="T12">) </text:span><text:span text:style-name="T25">(</text:span><text:span text:style-name="T55">H</text:span><text:span text:style-name="T56">arcos </text:span><text:span text:style-name="T55">e</text:span><text:span text:style-name="T56">lme: </text:span><text:span text:style-name="T55">2.fok</text:span><text:span text:style-name="T25">)</text:span><text:span text:style-name="T1"><text:tab/></text:span></text:p>
        <text:p text:style-name="P18"><text:tab/></text:p>
        <text:p text:style-name="P24">Pajzs: -<text:tab/>Erőbónusz: <text:s/>-</text:p>
        <text:p text:style-name="P1"><text:span text:style-name="T13">CÉ</text:span><text:span text:style-name="T12">: </text:span><text:span text:style-name="T14">0</text:span></text:p>
        <text:p text:style-name="P13"><text:span text:style-name="T12">Puszta kézzel: KÉ:</text:span><text:span text:style-name="T1"> </text:span><text:span text:style-name="T2">20</text:span><text:span text:style-name="T1"> </text:span><text:span text:style-name="T12"><text:s/>TÉ:</text:span><text:span text:style-name="T1"> </text:span><text:span text:style-name="T2">70</text:span><text:span text:style-name="T1"> <text:s text:c="7"/></text:span><text:span text:style-name="T12"><text:s/>VÉ: </text:span><text:span text:style-name="T2">162</text:span><text:span text:style-name="T14">___-2Z SP</text:span><text:span text:style-name="T1"><text:tab/></text:span></text:p>
        <text:p text:style-name="P26"><text:span text:style-name="T12">Erő: 2</text:span><text:span text:style-name="T1"><text:tab/></text:span><text:span text:style-name="T12"> Edz: 3</text:span><text:span text:style-name="T1"><text:tab/></text:span><text:span text:style-name="T12"> Gyors: 3</text:span><text:span text:style-name="T1"><text:tab/></text:span><text:span text:style-name="T12"> Ügy: 4</text:span><text:span text:style-name="T1"><text:tab/></text:span><text:span text:style-name="T12"> IQ: 0 <text:s/>Eml: 0 </text:span><text:span text:style-name="T1"><text:tab/></text:span><text:span text:style-name="T12"> Önur: 1 Fog: 0</text:span></text:p>
        <text:p text:style-name="P32"><text:span text:style-name="T46">H1:</text:span><text:span text:style-name="T1"> kardv <text:s/></text:span>: <text:span text:style-name="T1"><text:s/>9 <text:s/></text:span><text:span text:style-name="T46">.sz </text:span><text:span text:style-name="T40">(</text:span><text:span text:style-name="T51">S</text:span><text:span text:style-name="T40"> <text:s text:c="2"/>)</text:span><text:span text:style-name="T12"><text:tab/></text:span><text:span text:style-name="T47">Mesterfegyver (fegy, fok)</text:span><text:span text:style-name="T25">:</text:span><text:span text:style-name="T12"> </text:span><text:span text:style-name="T1">2</text:span></text:p>
        <text:p text:style-name="P21"><text:span text:style-name="T36">H</text:span><text:span text:style-name="T37">2</text:span><text:span text:style-name="T36">:</text:span><text:span text:style-name="T35"> <text:s/>közelh <text:s text:c="4"/></text:span><text:span text:style-name="T34">: </text:span><text:span text:style-name="T35"><text:s/>6 <text:s text:c="2"/></text:span><text:span text:style-name="T36">.sz </text:span><text:span text:style-name="T35">(</text:span><text:span text:style-name="T52">S</text:span><text:span text:style-name="T35"> <text:s text:c="2"/>)</text:span><text:span text:style-name="T34"> 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55">Képzettség, <text:span text:style-name="T44">Fortély, Manőver</text:span></text:p>
            </table:table-cell>
            <table:table-cell table:style-name="Táblázat2.A1" office:value-type="string">
              <text:p text:style-name="P55">Értéke</text:p>
            </table:table-cell>
            <table:table-cell table:style-name="Táblázat2.A1" office:value-type="string">
              <text:p text:style-name="P55">Képzettség, <text:span text:style-name="T44">Fortély, Manőver</text:span></text:p>
            </table:table-cell>
            <table:table-cell table:style-name="Táblázat2.D1" office:value-type="string">
              <text:p text:style-name="P55">Értéke</text:p>
            </table:table-cell>
          </table:table-row>
          <table:table-row>
            <table:table-cell table:style-name="Táblázat2.C10" office:value-type="string">
              <text:p text:style-name="P52">Fájdalomtűrés</text:p>
            </table:table-cell>
            <table:table-cell table:style-name="Táblázat2.B2" office:value-type="float" office:value="10">
              <text:p text:style-name="P35">10</text:p>
            </table:table-cell>
            <table:table-cell table:style-name="Táblázat2.C10" office:value-type="string">
              <text:p text:style-name="P38">Harcos elme</text:p>
            </table:table-cell>
            <table:table-cell table:style-name="Táblázat2.D10" office:value-type="string">
              <text:p text:style-name="P35">2.fok</text:p>
            </table:table-cell>
          </table:table-row>
          <table:table-row>
            <table:table-cell table:style-name="Táblázat2.C10" office:value-type="string">
              <text:p text:style-name="P38">Észlelés</text:p>
            </table:table-cell>
            <table:table-cell table:style-name="Táblázat2.B3" office:value-type="float" office:value="10">
              <text:p text:style-name="P35">10</text:p>
            </table:table-cell>
            <table:table-cell table:style-name="Táblázat2.C10" office:value-type="string">
              <text:p text:style-name="P52">Kétkezes harc</text:p>
            </table:table-cell>
            <table:table-cell table:style-name="Táblázat2.D10" office:value-type="string">
              <text:p text:style-name="P35">2.fok</text:p>
            </table:table-cell>
          </table:table-row>
          <table:table-row>
            <table:table-cell table:style-name="Táblázat2.C10" office:value-type="string">
              <text:p text:style-name="P38">Emberismeret</text:p>
            </table:table-cell>
            <table:table-cell table:style-name="Táblázat2.B4" office:value-type="float" office:value="6">
              <text:p text:style-name="P35">6</text:p>
            </table:table-cell>
            <table:table-cell table:style-name="Táblázat2.C10" office:value-type="string">
              <text:p text:style-name="P38">Gyors KÉ</text:p>
            </table:table-cell>
            <table:table-cell table:style-name="Táblázat2.D10" office:value-type="string">
              <text:p text:style-name="P35">1.fok</text:p>
            </table:table-cell>
          </table:table-row>
          <table:table-row>
            <table:table-cell table:style-name="Táblázat2.C10" office:value-type="string">
              <text:p text:style-name="P38">Akrobatika</text:p>
            </table:table-cell>
            <table:table-cell table:style-name="Táblázat2.B5" office:value-type="float" office:value="3">
              <text:p text:style-name="P35">3</text:p>
            </table:table-cell>
            <table:table-cell table:style-name="Táblázat2.C10" office:value-type="string">
              <text:p text:style-name="P45">Kitérés lövés elől</text:p>
            </table:table-cell>
            <table:table-cell table:style-name="Táblázat2.D10" office:value-type="string">
              <text:p text:style-name="P46">1.fok</text:p>
            </table:table-cell>
          </table:table-row>
          <table:table-row>
            <table:table-cell table:style-name="Táblázat2.C10" office:value-type="string">
              <text:p text:style-name="P38">Lövészet</text:p>
            </table:table-cell>
            <table:table-cell table:style-name="Táblázat2.B6" office:value-type="float" office:value="3">
              <text:p text:style-name="P35">3</text:p>
            </table:table-cell>
            <table:table-cell table:style-name="Táblázat2.C10" office:value-type="string">
              <text:p text:style-name="P49">Vakharc</text:p>
            </table:table-cell>
            <table:table-cell table:style-name="Táblázat2.D10" office:value-type="string">
              <text:p text:style-name="P50">2.fok</text:p>
            </table:table-cell>
          </table:table-row>
          <table:table-row>
            <table:table-cell table:style-name="Táblázat2.C10" office:value-type="string">
              <text:p text:style-name="P38"/>
            </table:table-cell>
            <table:table-cell table:style-name="Táblázat2.B10" office:value-type="string">
              <text:p text:style-name="P35"/>
            </table:table-cell>
            <table:table-cell table:style-name="Táblázat2.C10" office:value-type="string">
              <text:p text:style-name="P38"/>
            </table:table-cell>
            <table:table-cell table:style-name="Táblázat2.D10" office:value-type="string">
              <text:p text:style-name="P35"/>
            </table:table-cell>
          </table:table-row>
          <table:table-row>
            <table:table-cell table:style-name="Táblázat2.C10" office:value-type="string">
              <text:p text:style-name="P38"/>
            </table:table-cell>
            <table:table-cell table:style-name="Táblázat2.B10" office:value-type="string">
              <text:p text:style-name="P35"/>
            </table:table-cell>
            <table:table-cell table:style-name="Táblázat2.C10" office:value-type="string">
              <text:p text:style-name="P38"/>
            </table:table-cell>
            <table:table-cell table:style-name="Táblázat2.D10" office:value-type="string">
              <text:p text:style-name="P35"/>
            </table:table-cell>
          </table:table-row>
          <table:table-row>
            <table:table-cell table:style-name="Táblázat2.C10" office:value-type="string">
              <text:p text:style-name="P38"/>
            </table:table-cell>
            <table:table-cell table:style-name="Táblázat2.B10" office:value-type="string">
              <text:p text:style-name="P35"/>
            </table:table-cell>
            <table:table-cell table:style-name="Táblázat2.C10" office:value-type="string">
              <text:p text:style-name="P38"/>
            </table:table-cell>
            <table:table-cell table:style-name="Táblázat2.D10" office:value-type="string">
              <text:p text:style-name="P35"/>
            </table:table-cell>
          </table:table-row>
          <table:table-row>
            <table:table-cell table:style-name="Táblázat2.C10" office:value-type="string">
              <text:p text:style-name="P38"/>
            </table:table-cell>
            <table:table-cell table:style-name="Táblázat2.B10" office:value-type="string">
              <text:p text:style-name="P35"/>
            </table:table-cell>
            <table:table-cell table:style-name="Táblázat2.C10" office:value-type="string">
              <text:p text:style-name="P38"/>
            </table:table-cell>
            <table:table-cell table:style-name="Táblázat2.D10" office:value-type="string">
              <text:p text:style-name="P35"/>
            </table:table-cell>
          </table:table-row>
          <table:table-row>
            <table:table-cell table:style-name="Táblázat2.A11" table:number-columns-spanned="4" office:value-type="string">
              <text:p text:style-name="P38">Speciális:</text:p>
            </table:table-cell>
            <table:covered-table-cell/>
            <table:covered-table-cell/>
            <table:covered-table-cell/>
          </table:table-row>
        </table:table>
        <text:p text:style-name="P72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38"><text:span text:style-name="T44">Leírás:</text:span> ex-elitkatona, <text:span text:style-name="T53">szökevények utáni hajsza mestere</text:span></text:p>
            </table:table-cell>
          </table:table-row>
          <table:table-row>
            <table:table-cell table:style-name="Táblázat3.A2" office:value-type="string">
              <text:p text:style-name="P38">Arcán hosszú forradás.</text:p>
            </table:table-cell>
          </table:table-row>
        </table:table>
        <text:p text:style-name="P29"/>
      </text:section>
      <text:p text:style-name="P88">→ <text:span text:style-name="T75">Arcán hosszú forradás. F</text:span>él arcát szétmarcangolta egy farkas. Keveset beszél. Hosszú, csapzott, fekete haja van.</text:p>
      <text:p text:style-name="P90"><text:tab/></text:p>
      <text:p text:style-name="P90"/>
      <text:p text:style-name="P82"><text:s/></text:p>
      <text:section text:style-name="Sect1" text:name="Szakasz2">
        <text:p text:style-name="P81"/>
        <text:p text:style-name="P102"><text:span text:style-name="T12">Név,</text:span><text:span text:style-name="T13"> jellemző, szint: </text:span><text:span text:style-name="T2"><text:s/></text:span><text:span text:style-name="T64">Aquailo</text:span><text:span text:style-name="T61">, </text:span><text:span text:style-name="T62">az elbájolt</text:span><text:span text:style-name="T2"><text:tab/></text:span></text:p>
        <text:p text:style-name="P75"><text:span text:style-name="T38">Fegyverei: </text:span><text:span text:style-name="T42">_</text:span><text:span text:style-name="T43">hosszú </text:span><text:span text:style-name="T42">kard</text:span><text:span text:style-name="T40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61"><text:span text:style-name="T44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61">SFÉ: <text:span text:style-name="T49">SZ</text:span><text:span text:style-name="T12">9 / </text:span><text:span text:style-name="T50">V</text:span><text:span text:style-name="T12">6 / </text:span><text:span text:style-name="T50">Z</text:span><text:span text:style-name="T12"> 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61"/>
            </table:table-cell>
            <table:table-cell table:style-name="Táblázat4.A2" office:value-type="string">
              <text:p text:style-name="P61"/>
            </table:table-cell>
            <table:table-cell table:style-name="Táblázat4.A2" office:value-type="string">
              <text:p text:style-name="P61"/>
            </table:table-cell>
            <table:table-cell table:style-name="Táblázat4.A2" office:value-type="string">
              <text:p text:style-name="P61"/>
            </table:table-cell>
            <table:table-cell table:style-name="Táblázat4.A2" office:value-type="string">
              <text:p text:style-name="P61"/>
            </table:table-cell>
            <table:table-cell table:style-name="Táblázat4.A2" office:value-type="string">
              <text:p text:style-name="P61"/>
            </table:table-cell>
            <table:table-cell table:style-name="Táblázat4.A2" office:value-type="string">
              <text:p text:style-name="P61"/>
            </table:table-cell>
            <table:table-cell table:style-name="Táblázat4.A2" office:value-type="string">
              <text:p text:style-name="P61"/>
            </table:table-cell>
            <table:table-cell table:style-name="Táblázat4.T2" office:value-type="string">
              <text:p text:style-name="P61"/>
            </table:table-cell>
            <table:table-cell table:style-name="Táblázat4.U2" office:value-type="string">
              <text:p text:style-name="P61"/>
            </table:table-cell>
            <table:table-cell table:style-name="Táblázat4.U2" office:value-type="string">
              <text:p text:style-name="P61"/>
            </table:table-cell>
            <table:table-cell table:style-name="Táblázat4.U2" office:value-type="string">
              <text:p text:style-name="P61"/>
            </table:table-cell>
            <table:table-cell table:style-name="Táblázat4.T2" office:value-type="string">
              <text:p text:style-name="P61"/>
            </table:table-cell>
            <table:table-cell table:style-name="Táblázat4.U2" office:value-type="string">
              <text:p text:style-name="P61"/>
            </table:table-cell>
            <table:table-cell table:style-name="Táblázat4.O2" office:value-type="string">
              <text:p text:style-name="P61"/>
            </table:table-cell>
            <table:table-cell table:style-name="Táblázat4.P2" office:value-type="string">
              <text:p text:style-name="P61"/>
            </table:table-cell>
            <table:table-cell table:style-name="Táblázat4.T2" office:value-type="string">
              <text:p text:style-name="P61"/>
            </table:table-cell>
            <table:table-cell table:style-name="Táblázat4.U2" office:value-type="string">
              <text:p text:style-name="P61"/>
            </table:table-cell>
            <table:table-cell table:style-name="Táblázat4.U2" office:value-type="string">
              <text:p text:style-name="P61"/>
            </table:table-cell>
            <table:table-cell table:style-name="Táblázat4.T2" office:value-type="string">
              <text:p text:style-name="P61"/>
            </table:table-cell>
            <table:table-cell table:style-name="Táblázat4.U2" office:value-type="string">
              <text:p text:style-name="P61"/>
            </table:table-cell>
            <table:table-cell table:style-name="Táblázat4.V2" office:value-type="string">
              <text:p text:style-name="P61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6"/>
        <text:p text:style-name="P4"><text:span text:style-name="T44">KÉ</text:span>: _<text:span text:style-name="T53">22</text:span><text:span text:style-name="T1"><text:tab/></text:span><text:span text:style-name="T12"> <text:s/>F1(</text:span><text:span text:style-name="T1"> <text:s/></text:span><text:span text:style-name="T9">h.</text:span><text:span text:style-name="T1">kard <text:s/></text:span><text:span text:style-name="T12">): +4 </text:span><text:span text:style-name="T25">SP</text:span><text:span text:style-name="T12"><text:tab/></text:span></text:p>
        <text:p text:style-name="P7"><text:span text:style-name="T44">TÉ</text:span>: _<text:span text:style-name="T53">6</text:span>0<text:span text:style-name="T1"><text:tab/></text:span><text:span text:style-name="T12"> T/K: 2</text:span></text:p>
        <text:p text:style-name="P10"><text:span text:style-name="T13">VÉ</text:span><text:span text:style-name="T12">: _1</text:span><text:span text:style-name="T18">5</text:span><text:span text:style-name="T12">0</text:span><text:span text:style-name="T1"><text:tab/></text:span></text:p>
        <text:p text:style-name="P18"><text:tab/></text:p>
        <text:p text:style-name="P16"><text:span text:style-name="T12">Pajzs: </text:span><text:tab/><text:span text:style-name="T12"><text:tab/>Erőbónusz: </text:span><text:span text:style-name="T1"><text:tab/></text:span></text:p>
        <text:p text:style-name="P1"><text:span text:style-name="T13">CÉ</text:span><text:span text:style-name="T12">: </text:span><text:span text:style-name="T1"><text:tab/></text:span></text:p>
        <text:p text:style-name="P13"><text:span text:style-name="T12">Puszta kézzel: KÉ:</text:span><text:span text:style-name="T1"> </text:span><text:span text:style-name="T2">10</text:span><text:span text:style-name="T1"> <text:s/></text:span><text:span text:style-name="T12"><text:s/>TÉ:</text:span><text:span text:style-name="T1"> </text:span><text:span text:style-name="T4">4</text:span><text:span text:style-name="T2">0</text:span><text:span text:style-name="T1"> <text:s text:c="9"/></text:span><text:span text:style-name="T12"><text:s/>VÉ: </text:span><text:span text:style-name="T14">1</text:span><text:span text:style-name="T15">1</text:span><text:span text:style-name="T14">0</text:span></text:p>
        <text:p text:style-name="P26"><text:span text:style-name="T12">Erő: 1</text:span><text:span text:style-name="T1"><text:tab/></text:span><text:span text:style-name="T12"> Edz: 3</text:span><text:span text:style-name="T1"><text:tab/></text:span><text:span text:style-name="T12"> Gyors: 3</text:span><text:span text:style-name="T1"><text:tab/></text:span><text:span text:style-name="T12"> Ügy: 3</text:span><text:span text:style-name="T1"><text:tab/></text:span><text:span text:style-name="T12"> IQ: 0</text:span><text:span text:style-name="T1"><text:tab/></text:span><text:span text:style-name="T12"> Eml: 0</text:span><text:span text:style-name="T1"><text:tab/></text:span><text:span text:style-name="T12"> Önur: 1</text:span><text:span text:style-name="T1"><text:tab/></text:span><text:span text:style-name="T12"> Fog: 0</text:span></text:p>
        <text:p text:style-name="P32"><text:span text:style-name="T46">H1:</text:span><text:span text:style-name="T1"> <text:s/>kardv. <text:s/></text:span>: <text:span text:style-name="T1"><text:s/>6 <text:s/></text:span><text:span text:style-name="T46">.sz </text:span><text:span text:style-name="T40">(</text:span><text:span text:style-name="T51">S</text:span><text:span text:style-name="T40"> <text:s text:c="2"/>)</text:span><text:span text:style-name="T12"><text:tab/></text:span><text:span text:style-name="T47">Mesterfegyver (fegy, fok)</text:span><text:span text:style-name="T25">:</text:span><text:span text:style-name="T12"> </text:span>1</text:p>
        <text:p text:style-name="P21"><text:span text:style-name="T36">H</text:span><text:span text:style-name="T37">2</text:span><text:span text:style-name="T36">:</text:span><text:span text:style-name="T35"> <text:s/>közelharc <text:s text:c="2"/></text:span><text:span text:style-name="T34">: </text:span><text:span text:style-name="T35">3 <text:s text:c="2"/></text:span><text:span text:style-name="T36">.sz </text:span><text:span text:style-name="T35">(</text:span><text:span text:style-name="T52">S</text:span><text:span text:style-name="T35"> <text:s text:c="2"/>)</text:span><text:span text:style-name="T34"> </text:span><text:span text:style-name="T31">Ψp: </text:span><text:span text:style-name="T32"><text:tab/></text:span><text:span text:style-name="T31"> Mana: </text:span><text:span text:style-name="T32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55">Képzettség, <text:span text:style-name="T44">Fortély, Manőver</text:span></text:p>
            </table:table-cell>
            <table:table-cell table:style-name="Táblázat5.A1" office:value-type="string">
              <text:p text:style-name="P55">Értéke</text:p>
            </table:table-cell>
            <table:table-cell table:style-name="Táblázat5.A1" office:value-type="string">
              <text:p text:style-name="P55">Képzettség, <text:span text:style-name="T44">Fortély, Manőver</text:span></text:p>
            </table:table-cell>
            <table:table-cell table:style-name="Táblázat5.D1" office:value-type="string">
              <text:p text:style-name="P55">Értéke</text:p>
            </table:table-cell>
          </table:table-row>
          <table:table-row>
            <table:table-cell table:style-name="Táblázat5.C10" office:value-type="string">
              <text:p text:style-name="P52">Fájdalomtűrés</text:p>
            </table:table-cell>
            <table:table-cell table:style-name="Táblázat5.B2" office:value-type="float" office:value="7">
              <text:p text:style-name="P35">7</text:p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38">Észlelés</text:p>
            </table:table-cell>
            <table:table-cell table:style-name="Táblázat5.B3" office:value-type="float" office:value="7">
              <text:p text:style-name="P35">7</text:p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38">Emberismeret</text:p>
            </table:table-cell>
            <table:table-cell table:style-name="Táblázat5.B4" office:value-type="float" office:value="3">
              <text:p text:style-name="P35">3</text:p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58">TODO</text:p>
            </table:table-cell>
            <table:table-cell table:style-name="Táblázat5.B10" office:value-type="string">
              <text:p text:style-name="P35"/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38"/>
            </table:table-cell>
            <table:table-cell table:style-name="Táblázat5.B10" office:value-type="string">
              <text:p text:style-name="P35"/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38"/>
            </table:table-cell>
            <table:table-cell table:style-name="Táblázat5.B10" office:value-type="string">
              <text:p text:style-name="P35"/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38"/>
            </table:table-cell>
            <table:table-cell table:style-name="Táblázat5.B10" office:value-type="string">
              <text:p text:style-name="P35"/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38"/>
            </table:table-cell>
            <table:table-cell table:style-name="Táblázat5.B10" office:value-type="string">
              <text:p text:style-name="P35"/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C10" office:value-type="string">
              <text:p text:style-name="P38"/>
            </table:table-cell>
            <table:table-cell table:style-name="Táblázat5.B10" office:value-type="string">
              <text:p text:style-name="P35"/>
            </table:table-cell>
            <table:table-cell table:style-name="Táblázat5.C10" office:value-type="string">
              <text:p text:style-name="P38"/>
            </table:table-cell>
            <table:table-cell table:style-name="Táblázat5.D10" office:value-type="string">
              <text:p text:style-name="P35"/>
            </table:table-cell>
          </table:table-row>
          <table:table-row>
            <table:table-cell table:style-name="Táblázat5.A11" table:number-columns-spanned="4" office:value-type="string">
              <text:p text:style-name="P41">Speciális: <text:span text:style-name="T58">TODO</text:span></text:p>
            </table:table-cell>
            <table:covered-table-cell/>
            <table:covered-table-cell/>
            <table:covered-table-cell/>
          </table:table-row>
        </table:table>
        <text:p text:style-name="P72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43"><text:span text:style-name="T44">Leírás:</text:span> <text:span text:style-name="T67">A Begyűjtők zsoldoscsapat <text:s/>agja. </text:span></text:p>
            </table:table-cell>
          </table:table-row>
          <table:table-row>
            <table:table-cell table:style-name="Táblázat6.A2" office:value-type="string">
              <text:p text:style-name="P59">TODO</text:p>
            </table:table-cell>
          </table:table-row>
        </table:table>
        <text:p text:style-name="P29"/>
      </text:section>
      <text:p text:style-name="P87">→ <text:span text:style-name="T72">Cygnia, a gazda lánya rövid időre elbájolta a farm támadásakor (csókmágia), mikor megpróbálta megerőszakolni.</text:span></text:p>
      <text:p text:style-name="P60">TODO</text:p>
      <text:p text:style-name="P91"><text:tab/></text:p>
      <text:p text:style-name="P91"/>
      <text:p text:style-name="P83"><text:s/></text:p>
      <text:section text:style-name="Sect1" text:name="Szakasz3">
        <text:p text:style-name="P79"><text:span text:style-name="T12">Név, jellemző, szint: </text:span><text:span text:style-name="T2"><text:s/></text:span><text:span text:style-name="T60">Cygnus, a leütött</text:span><text:span text:style-name="T2"><text:tab/></text:span></text:p>
        <text:p text:style-name="P76"><text:span text:style-name="T38">Fegyverei: </text:span><text:span text:style-name="T42">_</text:span><text:span text:style-name="T43">hosszú </text:span><text:span text:style-name="T42">kard</text:span><text:span text:style-name="T40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64"><text:span text:style-name="T44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64">SFÉ: <text:span text:style-name="T49">SZ</text:span><text:span text:style-name="T12">9 / </text:span><text:span text:style-name="T50">V</text:span><text:span text:style-name="T12">6 / </text:span><text:span text:style-name="T50">Z</text:span><text:span text:style-name="T12"> 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64"/>
            </table:table-cell>
            <table:table-cell table:style-name="Táblázat7.A2" office:value-type="string">
              <text:p text:style-name="P64"/>
            </table:table-cell>
            <table:table-cell table:style-name="Táblázat7.A2" office:value-type="string">
              <text:p text:style-name="P64"/>
            </table:table-cell>
            <table:table-cell table:style-name="Táblázat7.A2" office:value-type="string">
              <text:p text:style-name="P64"/>
            </table:table-cell>
            <table:table-cell table:style-name="Táblázat7.A2" office:value-type="string">
              <text:p text:style-name="P64"/>
            </table:table-cell>
            <table:table-cell table:style-name="Táblázat7.A2" office:value-type="string">
              <text:p text:style-name="P64"/>
            </table:table-cell>
            <table:table-cell table:style-name="Táblázat7.A2" office:value-type="string">
              <text:p text:style-name="P64"/>
            </table:table-cell>
            <table:table-cell table:style-name="Táblázat7.A2" office:value-type="string">
              <text:p text:style-name="P64"/>
            </table:table-cell>
            <table:table-cell table:style-name="Táblázat7.T2" office:value-type="string">
              <text:p text:style-name="P64"/>
            </table:table-cell>
            <table:table-cell table:style-name="Táblázat7.U2" office:value-type="string">
              <text:p text:style-name="P64"/>
            </table:table-cell>
            <table:table-cell table:style-name="Táblázat7.U2" office:value-type="string">
              <text:p text:style-name="P64"/>
            </table:table-cell>
            <table:table-cell table:style-name="Táblázat7.U2" office:value-type="string">
              <text:p text:style-name="P64"/>
            </table:table-cell>
            <table:table-cell table:style-name="Táblázat7.T2" office:value-type="string">
              <text:p text:style-name="P64"/>
            </table:table-cell>
            <table:table-cell table:style-name="Táblázat7.U2" office:value-type="string">
              <text:p text:style-name="P64"/>
            </table:table-cell>
            <table:table-cell table:style-name="Táblázat7.O2" office:value-type="string">
              <text:p text:style-name="P64"/>
            </table:table-cell>
            <table:table-cell table:style-name="Táblázat7.P2" office:value-type="string">
              <text:p text:style-name="P64"/>
            </table:table-cell>
            <table:table-cell table:style-name="Táblázat7.T2" office:value-type="string">
              <text:p text:style-name="P64"/>
            </table:table-cell>
            <table:table-cell table:style-name="Táblázat7.U2" office:value-type="string">
              <text:p text:style-name="P64"/>
            </table:table-cell>
            <table:table-cell table:style-name="Táblázat7.U2" office:value-type="string">
              <text:p text:style-name="P64"/>
            </table:table-cell>
            <table:table-cell table:style-name="Táblázat7.T2" office:value-type="string">
              <text:p text:style-name="P64"/>
            </table:table-cell>
            <table:table-cell table:style-name="Táblázat7.U2" office:value-type="string">
              <text:p text:style-name="P64"/>
            </table:table-cell>
            <table:table-cell table:style-name="Táblázat7.V2" office:value-type="string">
              <text:p text:style-name="P64"/>
            </table:table-cell>
          </table:table-row>
          <table:table-row>
            <table:table-cell table:style-name="Táblázat7.A3" table:number-columns-spanned="22" office:value-type="string">
              <text:p text:style-name="P7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7"/>
        <text:p text:style-name="P5"><text:span text:style-name="T44">KÉ</text:span>: _<text:span text:style-name="T53">22</text:span><text:span text:style-name="T1"><text:tab/></text:span><text:span text:style-name="T12"> <text:s/>F1(</text:span><text:span text:style-name="T1"> <text:s/></text:span><text:span text:style-name="T9">h.</text:span><text:span text:style-name="T1">kard <text:s/></text:span><text:span text:style-name="T12">): +4 </text:span><text:span text:style-name="T25">SP</text:span><text:span text:style-name="T12"><text:tab/></text:span></text:p>
        <text:p text:style-name="P8"><text:span text:style-name="T44">TÉ</text:span>: _<text:span text:style-name="T53">6</text:span>0<text:span text:style-name="T1"><text:tab/></text:span><text:span text:style-name="T12"> T/K: 2</text:span></text:p>
        <text:p text:style-name="P11"><text:span text:style-name="T13">VÉ</text:span><text:span text:style-name="T12">: _1</text:span><text:span text:style-name="T18">5</text:span><text:span text:style-name="T12">0</text:span><text:span text:style-name="T1"><text:tab/></text:span></text:p>
        <text:p text:style-name="P19"><text:tab/></text:p>
        <text:p text:style-name="P17"><text:span text:style-name="T12">Pajzs: </text:span><text:tab/><text:span text:style-name="T12"><text:tab/>Erőbónusz: </text:span><text:tab/></text:p>
        <text:p text:style-name="P2"><text:span text:style-name="T13">CÉ</text:span><text:span text:style-name="T12">: </text:span><text:span text:style-name="T71">-</text:span><text:span text:style-name="T21">15</text:span><text:span text:style-name="T1"><text:tab/></text:span></text:p>
        <text:p text:style-name="P14"><text:span text:style-name="T12">Puszta kézzel: KÉ:</text:span><text:span text:style-name="T1"> </text:span><text:span text:style-name="T2">10</text:span><text:span text:style-name="T1"> <text:s/></text:span><text:span text:style-name="T12"><text:s/>TÉ:</text:span><text:span text:style-name="T1"> </text:span><text:span text:style-name="T4">4</text:span><text:span text:style-name="T2">0</text:span><text:span text:style-name="T1"> <text:s text:c="9"/></text:span><text:span text:style-name="T12"><text:s/>VÉ: </text:span><text:span text:style-name="T14">1</text:span><text:span text:style-name="T15">1</text:span><text:span text:style-name="T14">0</text:span></text:p>
        <text:p text:style-name="P27"><text:span text:style-name="T12">Erő: 1</text:span><text:span text:style-name="T1"><text:tab/></text:span><text:span text:style-name="T12"> Edz: 3</text:span><text:span text:style-name="T1"><text:tab/></text:span><text:span text:style-name="T12"> Gyors: 3</text:span><text:span text:style-name="T1"><text:tab/></text:span><text:span text:style-name="T12"> Ügy: 3</text:span><text:span text:style-name="T1"><text:tab/></text:span><text:span text:style-name="T12"> IQ: 0</text:span><text:span text:style-name="T1"><text:tab/></text:span><text:span text:style-name="T12"> Eml: 0</text:span><text:span text:style-name="T1"><text:tab/></text:span><text:span text:style-name="T12"> Önur: 1</text:span><text:span text:style-name="T1"><text:tab/></text:span><text:span text:style-name="T12"> Fog: 0</text:span></text:p>
        <text:p text:style-name="P33"><text:span text:style-name="T46">H1:</text:span><text:span text:style-name="T1"> <text:s/>kardv. <text:s/></text:span>: <text:span text:style-name="T1"><text:s/>6 <text:s/></text:span><text:span text:style-name="T46">.sz </text:span><text:span text:style-name="T1">(</text:span><text:span text:style-name="T51">S</text:span><text:span text:style-name="T1"> <text:s text:c="2"/>)</text:span><text:tab/><text:span text:style-name="T48">Mesterfegyver (fegy, fok)</text:span><text:span text:style-name="T27">:</text:span> 1</text:p>
        <text:p text:style-name="P22"><text:span text:style-name="T36">H</text:span><text:span text:style-name="T37">2</text:span><text:span text:style-name="T36">:</text:span><text:span text:style-name="T32"> <text:s/>közelharc <text:s text:c="2"/></text:span><text:span text:style-name="T30">: </text:span><text:span text:style-name="T32">3 <text:s text:c="2"/></text:span><text:span text:style-name="T36">.sz </text:span><text:span text:style-name="T32">(</text:span><text:span text:style-name="T52">S</text:span><text:span text:style-name="T32"> <text:s text:c="2"/>)</text:span><text:span text:style-name="T30"> Ψp: </text:span><text:span text:style-name="T32"><text:tab/></text:span><text:span text:style-name="T30"> Mana: </text:span><text:span text:style-name="T32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56">Képzettség, Fortély, Manőver</text:p>
            </table:table-cell>
            <table:table-cell table:style-name="Táblázat8.A1" office:value-type="string">
              <text:p text:style-name="P56">Értéke</text:p>
            </table:table-cell>
            <table:table-cell table:style-name="Táblázat8.A1" office:value-type="string">
              <text:p text:style-name="P56">Képzettség, Fortély, Manőver</text:p>
            </table:table-cell>
            <table:table-cell table:style-name="Táblázat8.D1" office:value-type="string">
              <text:p text:style-name="P56">Értéke</text:p>
            </table:table-cell>
          </table:table-row>
          <table:table-row>
            <table:table-cell table:style-name="Táblázat8.C10" office:value-type="string">
              <text:p text:style-name="P53">Fájdalomtűrés</text:p>
            </table:table-cell>
            <table:table-cell table:style-name="Táblázat8.B2" office:value-type="float" office:value="7">
              <text:p text:style-name="P36">7</text:p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9">Észlelés</text:p>
            </table:table-cell>
            <table:table-cell table:style-name="Táblázat8.B3" office:value-type="float" office:value="7">
              <text:p text:style-name="P36">7</text:p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9">Emberismeret</text:p>
            </table:table-cell>
            <table:table-cell table:style-name="Táblázat8.B4" office:value-type="float" office:value="3">
              <text:p text:style-name="P36">3</text:p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9"/>
            </table:table-cell>
            <table:table-cell table:style-name="Táblázat8.B10" office:value-type="string">
              <text:p text:style-name="P36"/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8">Lövészet</text:p>
            </table:table-cell>
            <table:table-cell table:style-name="Táblázat8.B6" office:value-type="float" office:value="6">
              <text:p text:style-name="P47">6</text:p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9"/>
            </table:table-cell>
            <table:table-cell table:style-name="Táblázat8.B10" office:value-type="string">
              <text:p text:style-name="P36"/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9"/>
            </table:table-cell>
            <table:table-cell table:style-name="Táblázat8.B10" office:value-type="string">
              <text:p text:style-name="P36"/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9"/>
            </table:table-cell>
            <table:table-cell table:style-name="Táblázat8.B10" office:value-type="string">
              <text:p text:style-name="P36"/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C10" office:value-type="string">
              <text:p text:style-name="P39"/>
            </table:table-cell>
            <table:table-cell table:style-name="Táblázat8.B10" office:value-type="string">
              <text:p text:style-name="P36"/>
            </table:table-cell>
            <table:table-cell table:style-name="Táblázat8.C10" office:value-type="string">
              <text:p text:style-name="P39"/>
            </table:table-cell>
            <table:table-cell table:style-name="Táblázat8.D10" office:value-type="string">
              <text:p text:style-name="P36"/>
            </table:table-cell>
          </table:table-row>
          <table:table-row>
            <table:table-cell table:style-name="Táblázat8.A11" table:number-columns-spanned="4" office:value-type="string">
              <text:p text:style-name="P39">Speciális:</text:p>
            </table:table-cell>
            <table:covered-table-cell/>
            <table:covered-table-cell/>
            <table:covered-table-cell/>
          </table:table-row>
        </table:table>
        <text:p text:style-name="P73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42"><text:span text:style-name="T44">Leírás:</text:span> <text:span text:style-name="T67">A Begyűjtők</text:span> <text:span text:style-name="T73">zsoldoscsapat </text:span>tagja. </text:p>
            </table:table-cell>
          </table:table-row>
          <table:table-row>
            <table:table-cell table:style-name="Táblázat9.A2" office:value-type="string">
              <text:p text:style-name="P59">TODO</text:p>
            </table:table-cell>
          </table:table-row>
        </table:table>
        <text:p text:style-name="P30"/>
      </text:section>
      <text:p text:style-name="P91"/>
      <text:p text:style-name="P92">→ <text:span text:style-name="T72">Aves ütötte le a farmnál a harc elején. </text:span><text:span text:style-name="T57">TODO</text:span></text:p>
      <text:p text:style-name="P91"><text:tab/></text:p>
      <text:p text:style-name="P86"/>
      <text:p text:style-name="P94"/>
      <text:p text:style-name="P96"><text:span text:style-name="T69">Elhunyt</text:span> NJK</text:p>
      <text:p text:style-name="Standard"/>
      <text:list xml:id="list8543663013985012155" text:style-name="L2">
        <text:list-item>
          <text:p text:style-name="P99">Két <text:span text:style-name="T68">zsoldos a Begyűjtőktől. A 2013.09.11 kaland során a gazda farmjának megtámadása során haltak meg.</text:span></text:p>
        </text:list-item>
        <text:list-item>
          <text:p text:style-name="P100">Az egyiket hasba lőtte nyílpuskával a legfiatalabb lány</text:p>
        </text:list-item>
        <text:list-item>
          <text:p text:style-name="P101">A másikat Karn, az udvari ork (Dávid) ölte meg láncos bilincsével rohamból.</text:p>
        </text:list-item>
      </text:list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Courier New" svg:font-family="'Courier New'" style:font-family-generic="modern" style:font-pitch="fixed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 style:contextual-spacing="false"/>
      <style:text-properties style:font-name="Tahoma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3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3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language>hu-HU</dc:language>
    <meta:editing-cycles>61</meta:editing-cycles>
    <meta:editing-duration>PT10H3M11S</meta:editing-duration>
    <dc:date>2014-07-08T00:07:03.630845907</dc:date>
    <meta:document-statistic meta:table-count="12" meta:image-count="0" meta:object-count="0" meta:page-count="3" meta:paragraph-count="154" meta:word-count="620" meta:character-count="3777" meta:non-whitespace-character-count="3085"/>
    <meta:user-defined meta:name="Info 1"/>
    <meta:user-defined meta:name="Info 2"/>
    <meta:user-defined meta:name="Info 3"/>
    <meta:user-defined meta:name="Info 4"/>
  </office:meta>
</office:document-meta>
</file>